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Calibri" svg:font-family="Calibri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Sheet5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b0b3b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3" style:family="table-cell" style:parent-style-name="Default">
      <style:table-cell-properties fo:background-color="#d4d4d4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PAT_MRN_ID</text:p>
          </table:table-cell>
          <table:table-cell table:style-name="ce1" office:value-type="string" calcext:value-type="string">
            <text:p>RECORDED_TIME</text:p>
          </table:table-cell>
          <table:table-cell table:style-name="ce3" office:value-type="string" calcext:value-type="string">
            <text:p>Systolic</text:p>
          </table:table-cell>
          <table:table-cell table:style-name="ce3" office:value-type="string" calcext:value-type="string">
            <text:p>Diastolic</text:p>
          </table:table-cell>
          <table:table-cell table:style-name="ce3" office:value-type="string" calcext:value-type="string">
            <text:p>HEART_RATE</text:p>
          </table:table-cell>
          <table:table-cell table:style-name="ce1" office:value-type="string" calcext:value-type="string">
            <text:p>BP_POSITION</text:p>
          </table:table-cell>
          <table:table-cell table:style-name="ce3" office:value-type="string" calcext:value-type="string">
            <text:p>pre or post procedu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00062</text:p>
          </table:table-cell>
          <table:table-cell table:style-name="ce1" office:value-type="string" calcext:value-type="string">
            <text:p>2025-04-03 09:11:00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00062</text:p>
          </table:table-cell>
          <table:table-cell table:style-name="ce1" office:value-type="string" calcext:value-type="string">
            <text:p>2025-04-03 09:14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49" calcext:value-type="float">
            <text:p>4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00062</text:p>
          </table:table-cell>
          <table:table-cell table:style-name="ce1" office:value-type="string" calcext:value-type="string">
            <text:p>2025-04-03 09:17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000062</text:p>
          </table:table-cell>
          <table:table-cell table:style-name="ce1" office:value-type="string" calcext:value-type="string">
            <text:p>2025-04-30 10:00: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82" calcext:value-type="float">
            <text:p>82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000062</text:p>
          </table:table-cell>
          <table:table-cell table:style-name="ce1" office:value-type="string" calcext:value-type="string">
            <text:p>2025-04-30 10:03:00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000062</text:p>
          </table:table-cell>
          <table:table-cell table:style-name="ce1" office:value-type="string" calcext:value-type="string">
            <text:p>2025-04-30 10:05:0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84" calcext:value-type="float">
            <text:p>84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000062</text:p>
          </table:table-cell>
          <table:table-cell table:style-name="ce1" office:value-type="string" calcext:value-type="string">
            <text:p>2025-06-05 14:47:00</text:p>
          </table:table-cell>
          <table:table-cell table:style-name="ce7" office:value-type="float" office:value="170" calcext:value-type="float">
            <text:p>17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92" calcext:value-type="float">
            <text:p>92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000062</text:p>
          </table:table-cell>
          <table:table-cell table:style-name="ce1" office:value-type="string" calcext:value-type="string">
            <text:p>2025-06-05 14:48:00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93" calcext:value-type="float">
            <text:p>93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000062</text:p>
          </table:table-cell>
          <table:table-cell table:style-name="ce1" office:value-type="string" calcext:value-type="string">
            <text:p>2025-06-05 14:49:0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90" calcext:value-type="float">
            <text:p>90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2-18 18:40:00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2-18 18:43:00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2-18 18:45:00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2-19 17:31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2-19 17:43: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8-13 07:44:00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8-13 07:50: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8-13 07:54:00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5" office:value-type="date" office:date-value="2025-07-01T15:48:00" calcext:value-type="date">
            <text:p>2025-07-01 15:48:00</text:p>
          </table:table-cell>
          <table:table-cell table:style-name="ce8" office:value-type="float" office:value="211" calcext:value-type="float">
            <text:p>211</text:p>
          </table:table-cell>
          <table:table-cell table:style-name="ce8" office:value-type="float" office:value="107" calcext:value-type="float">
            <text:p>107</text:p>
          </table:table-cell>
          <table:table-cell table:style-name="ce8" office:value-type="float" office:value="81" calcext:value-type="float">
            <text:p>81</text:p>
          </table:table-cell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5" office:value-type="date" office:date-value="2025-07-01T15:49:00" calcext:value-type="date">
            <text:p>2025-07-01 15:49:0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83" calcext:value-type="float">
            <text:p>83</text:p>
          </table:table-cell>
          <table:table-cell table:style-name="ce3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5" office:value-type="date" office:date-value="2025-07-01T15:51:00" calcext:value-type="date">
            <text:p>2025-07-01 15:51:00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85" calcext:value-type="float">
            <text:p>85</text:p>
          </table:table-cell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9-08 14:02:00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73" calcext:value-type="float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9-08 14:03:00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70" calcext:value-type="float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087852</text:p>
          </table:table-cell>
          <table:table-cell table:style-name="ce1" office:value-type="string" calcext:value-type="string">
            <text:p>2025-09-08 14:05:00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83" calcext:value-type="float">
            <text:p>83</text:p>
          </table:table-cell>
          <table:table-cell table:style-name="ce8" office:value-type="float" office:value="71" calcext:value-type="float">
            <text:p>7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1" office:value-type="string" calcext:value-type="string">
            <text:p>2025-07-29 08:40: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1" office:value-type="string" calcext:value-type="string">
            <text:p>2025-07-29 08:42:00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1" office:value-type="string" calcext:value-type="string">
            <text:p>2025-07-29 08:44: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1" office:value-type="string" calcext:value-type="string">
            <text:p>2025-09-25 12:53:00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90" calcext:value-type="float">
            <text:p>9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1" office:value-type="string" calcext:value-type="string">
            <text:p>2025-09-25 12:55:00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1" office:value-type="string" calcext:value-type="string">
            <text:p>2025-09-25 12:56:0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5" office:value-type="date" office:date-value="2025-12-15T10:52:00" calcext:value-type="date">
            <text:p>2025-12-15 10:52:00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64" calcext:value-type="float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5" office:value-type="date" office:date-value="2025-12-15T10:55:00" calcext:value-type="date">
            <text:p>2025-12-15 10:55:00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70" calcext:value-type="float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227930</text:p>
          </table:table-cell>
          <table:table-cell table:style-name="ce5" office:value-type="date" office:date-value="2025-12-15T10:56:00" calcext:value-type="date">
            <text:p>2025-12-15 10:56:0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73" calcext:value-type="float">
            <text:p>7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6-14 17:15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4 16:30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4 16:33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5 11:40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5 11:42: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5 11:43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6 13:00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6 13:02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6 13:04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8 06:50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8 06:53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8 06:56:0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48" calcext:value-type="float">
            <text:p>4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8 07:00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8 21:07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8 21:10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8 21:11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9 14:54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9 14:57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9 15:00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9 21:49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9 21:53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19 22:03:0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0 06:45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0 06:50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0 06:55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0 13:25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0 13:28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0 13:31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09:44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09:46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09:48:0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27" calcext:value-type="float">
            <text:p>2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11:54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11:58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12:01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9" calcext:value-type="float">
            <text:p>4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12:04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17:44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17:48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1 17:53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06:17: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31" calcext:value-type="float">
            <text:p>3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09:36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09:48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09:49:0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1:43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1:46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1:57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5:22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5:27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5:32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7:35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7:38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2 17:41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3 18:00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3 18:02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3 18:04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3 21:18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3 21:26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3 21:29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3 21:30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4 05:47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4 05:51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4 05:53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4 21:00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4 21:03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5 16:20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5 16:24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5 16:27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5 16:30:0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6 05:30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6 05:33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6 09:49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6 09:5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6 09:53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7 12:44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7 12:48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7 12:52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8 06:14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8 06:15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8 11:27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8 11:30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8 11:33:0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9 08:10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9 08:15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9 08:20:0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9 12:40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29 12:44: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31 09:00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31 09:05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7-31 09:10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03 10:25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03 10:28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03 10:31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1" calcext:value-type="float">
            <text:p>5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08 12:15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08 12:17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08 12:19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08 12:21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0 13:01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0 13:05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1 13:0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1 13:03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1 13:05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4 06:0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4 06:0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4 06:04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4 18:00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4 18:05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4 18:10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5 15:40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5 15:43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5 15:46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6 11:10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6 11:13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6 11:16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7 15:21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7 15:24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7 15:27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8 11:59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8 12:01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9 13:00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9 13:03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9 13:06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9 14:36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96" calcext:value-type="float">
            <text:p>96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9 14:39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19 14:42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20 11:00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20 11:03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20 11:06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21 14:20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21 14:23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36635</text:p>
          </table:table-cell>
          <table:table-cell table:style-name="ce1" office:value-type="string" calcext:value-type="string">
            <text:p>2025-08-21 14:26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6 06:45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6 06:48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8 05:17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8 05:20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8 19:42:0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8 19:45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9 15:38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9 15:41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9 15:44:0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19 15:57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05:55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05:58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06:01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12:25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12:28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12:31:0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8" calcext:value-type="float">
            <text:p>3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20:53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20:55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0 20:57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1 11:56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1 11:59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1 12:02:0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1 12:08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1 22:40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1 22:42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1 22:44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2 11:00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2 11:03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2 11:06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3 16:50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3 16:55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3 17:00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4 05:35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4 05:44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4 05:55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4 14:50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4 14:53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4 14:56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5 06:09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5 06:20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5 14:18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5 14:22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5 14:28:0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6 05:50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6 05:55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8 13:33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8 13:36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8 13:38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9 10:40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9 10:43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29 10:46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30 09:1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30 09:20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30 09:25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31 06:45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31 06:48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8-31 06:51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1 06:25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1 06:26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1 06:27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1 12:10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1 12:13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5" calcext:value-type="float">
            <text:p>8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1 12:16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04:00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04:03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04:10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13:00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13:03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13:06:0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39" calcext:value-type="float">
            <text:p>3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13:10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40" calcext:value-type="float">
            <text:p>4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13:17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22:00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22:05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2 22:10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3 12:47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3 12:51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3 12:55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4 05:48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4 05:51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4 12:00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4 12:04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4 12:07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4 20:30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4 20:32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4 20:34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7 10:13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81" calcext:value-type="float">
            <text:p>8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7 10:17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7 10:21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7 20:41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7 20:44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8 11:30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8 11:32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8 11:34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8 11:40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9 06:04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9 06:12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09 06:16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10 16:00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10 16:03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10 16:06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10 21:00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10 21:05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3" calcext:value-type="float">
            <text:p>8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493547</text:p>
          </table:table-cell>
          <table:table-cell table:style-name="ce1" office:value-type="string" calcext:value-type="string">
            <text:p>2025-09-10 21:10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9-25 09:20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9-25 09:23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4" calcext:value-type="float">
            <text:p>8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9-25 09:26:0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17" calcext:value-type="float">
            <text:p>11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2 09:00:00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82" calcext:value-type="float">
            <text:p>82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2 09:02:0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59" calcext:value-type="float">
            <text:p>59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1685922</text:p>
          </table:table-cell>
          <table:table-cell table:style-name="ce1" office:value-type="string" calcext:value-type="string">
            <text:p>2025-06-03 09:00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5" calcext:value-type="float">
            <text:p>75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3 09:02:0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62" calcext:value-type="float">
            <text:p>62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4 09:00: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58" calcext:value-type="float">
            <text:p>58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4 09:02:0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43" calcext:value-type="float">
            <text:p>43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5 09:02:00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70" calcext:value-type="float">
            <text:p>70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5 09:04:0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1" calcext:value-type="float">
            <text:p>51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6 09:00:00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70" calcext:value-type="float">
            <text:p>70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6 09:02:0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7 09:00:0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68" calcext:value-type="float">
            <text:p>68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7 09:02:00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8 09:02:00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82" calcext:value-type="float">
            <text:p>82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8 09:04:00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47" calcext:value-type="float">
            <text:p>47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9 09:00:00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75" calcext:value-type="float">
            <text:p>75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09 09:02:00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54" calcext:value-type="float">
            <text:p>54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0 09:04: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75" calcext:value-type="float">
            <text:p>75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0 09:05:0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50" calcext:value-type="float">
            <text:p>50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1 09:04:00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78" calcext:value-type="float">
            <text:p>78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1 09:05:00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54" calcext:value-type="float">
            <text:p>54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3 09:00: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66" calcext:value-type="float">
            <text:p>66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3 09:02:00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54" calcext:value-type="float">
            <text:p>54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6 09:02:00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83" calcext:value-type="float">
            <text:p>83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6 09:04:00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56" calcext:value-type="float">
            <text:p>56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4 09:00:00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5" calcext:value-type="float">
            <text:p>75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4 09:02:00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53" calcext:value-type="float">
            <text:p>53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7 09:04:00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82" calcext:value-type="float">
            <text:p>82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6-17 09:05:00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57" calcext:value-type="float">
            <text:p>57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1-10 09:04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80" calcext:value-type="float">
            <text:p>80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1-10 09:05:0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66" calcext:value-type="float">
            <text:p>66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1-11 09:04:0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1" calcext:value-type="float">
            <text:p>81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1-11 09:05:00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64" calcext:value-type="float">
            <text:p>64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1-11 17:04:00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83" calcext:value-type="float">
            <text:p>83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1-11 17:05:00</text:p>
          </table:table-cell>
          <table:table-cell table:style-name="ce8" office:value-type="float" office:value="103" calcext:value-type="float">
            <text:p>103</text:p>
          </table:table-cell>
          <table:table-cell table:style-name="ce8" office:value-type="float" office:value="76" calcext:value-type="float">
            <text:p>76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5 09:04:00</text:p>
          </table:table-cell>
          <table:table-cell table:style-name="ce8" office:value-type="float" office:value="104" calcext:value-type="float">
            <text:p>104</text:p>
          </table:table-cell>
          <table:table-cell table:style-name="ce8" office:value-type="float" office:value="66" calcext:value-type="float">
            <text:p>66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5 09:05:00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60" calcext:value-type="float">
            <text:p>60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6 09:04:00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80" calcext:value-type="float">
            <text:p>80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6 09:05:00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49" calcext:value-type="float">
            <text:p>49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7 09:04:00</text:p>
          </table:table-cell>
          <table:table-cell table:style-name="ce8" office:value-type="float" office:value="90" calcext:value-type="float">
            <text:p>90</text:p>
          </table:table-cell>
          <table:table-cell table:style-name="ce8" office:value-type="float" office:value="61" calcext:value-type="float">
            <text:p>61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01-07 09:05: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48" calcext:value-type="float">
            <text:p>48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11-07 17:04:00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83" calcext:value-type="float">
            <text:p>83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7 17:05:00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66" calcext:value-type="float">
            <text:p>66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8 09:04:00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99" calcext:value-type="float">
            <text:p>99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8 09:05:0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56" calcext:value-type="float">
            <text:p>56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8 17:04:00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85" calcext:value-type="float">
            <text:p>85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8 17:05: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6" calcext:value-type="float">
            <text:p>66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9 09:04:0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81" calcext:value-type="float">
            <text:p>81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9 09:05:0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52" calcext:value-type="float">
            <text:p>52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10 17:04:00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69" calcext:value-type="float">
            <text:p>69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4-11-07 17:05:00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74" calcext:value-type="float">
            <text:p>74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1685922</text:p>
          </table:table-cell>
          <table:table-cell table:style-name="ce1" office:value-type="string" calcext:value-type="string">
            <text:p>2024-11-08 09:04:00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76" calcext:value-type="float">
            <text:p>76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1685922</text:p>
          </table:table-cell>
          <table:table-cell table:style-name="ce1" office:value-type="string" calcext:value-type="string">
            <text:p>2024-11-08 09:05:00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6" calcext:value-type="float">
            <text:p>46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9-25 14:24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96" calcext:value-type="float">
            <text:p>96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9-25 14:28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685922</text:p>
          </table:table-cell>
          <table:table-cell table:style-name="ce1" office:value-type="string" calcext:value-type="string">
            <text:p>2025-09-25 14:29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5-04 17:07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5-04 17:10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5-04 17:12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09 20:13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09 20:15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09 20:19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09 20:22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0 08:25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0 08:3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0 08:35:0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32" calcext:value-type="float">
            <text:p>3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0 21:01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0 21:04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0 21:08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1 08:50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1 08:55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1 08:59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1 22:01:00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1 22:04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1 22:07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2 09:00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2 09:03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0" calcext:value-type="float">
            <text:p>5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2 09:06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2 09:09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2 21:44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2 21:50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2 21:55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2 22:00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3 14:13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3 14:16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3 14:19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3 22:04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3 22:07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3 22:10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4 10:00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4 10:02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4 10:04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4 10:10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4 20:00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4 20:02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4 20:04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5 11:07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5 11:12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49" calcext:value-type="float">
            <text:p>4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5 11:15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45" calcext:value-type="float">
            <text:p>4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5 21:53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5 21:56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5 21:59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43" calcext:value-type="float">
            <text:p>4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6 05:56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6 05:59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6 06:04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6 06:08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6 20:06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53" calcext:value-type="float">
            <text:p>5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6 20:11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6 20:16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42" calcext:value-type="float">
            <text:p>4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7 08:49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7 08:53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7 08:55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7 21:00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7 21:02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45" calcext:value-type="float">
            <text:p>4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7 21:05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8 08:10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109" calcext:value-type="float">
            <text:p>109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8 08:12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8 08:15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8 21:37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8 21:39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8 21:43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9 08:22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9 08:24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9 08:26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9 21:45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9 21:48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12896</text:p>
          </table:table-cell>
          <table:table-cell table:style-name="ce1" office:value-type="string" calcext:value-type="string">
            <text:p>2025-09-19 21:52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2:30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2:33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2:36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4:45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4:48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4:51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4:53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4:56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3 14:59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4 07:30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4 07:33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4 07:36:0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4 15:00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4 15:03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1-24 15:06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3-03 09:08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3-03 09:10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1976264</text:p>
          </table:table-cell>
          <table:table-cell table:style-name="ce1" office:value-type="string" calcext:value-type="string">
            <text:p>2025-03-03 09:11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4-02 11:00:00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80" calcext:value-type="float">
            <text:p>80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4-02 11:03:00</text:p>
          </table:table-cell>
          <table:table-cell table:style-name="ce7" office:value-type="float" office:value="161" calcext:value-type="float">
            <text:p>161</text:p>
          </table:table-cell>
          <table:table-cell table:number-columns-repeated="2" table:style-name="ce7" office:value-type="float" office:value="85" calcext:value-type="float">
            <text:p>85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4-02 11:05:00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6-04 12:00:00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7" calcext:value-type="float">
            <text:p>97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6-04 12:03:00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96" calcext:value-type="float">
            <text:p>96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6-04 12:05:00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6-26 10:00:0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6-26 10:03:0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67" calcext:value-type="float">
            <text:p>67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1976264</text:p>
          </table:table-cell>
          <table:table-cell table:style-name="ce2" office:value-type="string" calcext:value-type="string">
            <text:p>2025-06-26 10:07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1" calcext:value-type="float">
            <text:p>6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027859</text:p>
          </table:table-cell>
          <table:table-cell table:style-name="ce1" office:value-type="string" calcext:value-type="string">
            <text:p>2025-06-11 11:36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027859</text:p>
          </table:table-cell>
          <table:table-cell table:style-name="ce1" office:value-type="string" calcext:value-type="string">
            <text:p>2025-06-11 11:39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027859</text:p>
          </table:table-cell>
          <table:table-cell table:style-name="ce1" office:value-type="string" calcext:value-type="string">
            <text:p>2025-06-11 11:40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027859</text:p>
          </table:table-cell>
          <table:table-cell table:style-name="ce2" office:value-type="string" calcext:value-type="string">
            <text:p>2025-05-20 15:05: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2" calcext:value-type="float">
            <text:p>52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027859</text:p>
          </table:table-cell>
          <table:table-cell table:style-name="ce2" office:value-type="string" calcext:value-type="string">
            <text:p>2025-05-20 15:06:00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52" calcext:value-type="float">
            <text:p>52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027859</text:p>
          </table:table-cell>
          <table:table-cell table:style-name="ce2" office:value-type="string" calcext:value-type="string">
            <text:p>2025-05-20 15:07:00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49" calcext:value-type="float">
            <text:p>49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027859</text:p>
          </table:table-cell>
          <table:table-cell table:style-name="ce2" office:value-type="string" calcext:value-type="string">
            <text:p>2025-09-15 15:55:00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54" calcext:value-type="float">
            <text:p>54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027859</text:p>
          </table:table-cell>
          <table:table-cell table:style-name="ce2" office:value-type="string" calcext:value-type="string">
            <text:p>2025-09-15 15:56:00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027859</text:p>
          </table:table-cell>
          <table:table-cell table:style-name="ce2" office:value-type="string" calcext:value-type="string">
            <text:p>2025-09-15 15:58:00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55" calcext:value-type="float">
            <text:p>55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101192</text:p>
          </table:table-cell>
          <table:table-cell table:style-name="ce1" office:value-type="string" calcext:value-type="string">
            <text:p>2025-10-14 11:36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101192</text:p>
          </table:table-cell>
          <table:table-cell table:style-name="ce1" office:value-type="string" calcext:value-type="string">
            <text:p>2025-10-14 11:3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101192</text:p>
          </table:table-cell>
          <table:table-cell table:style-name="ce1" office:value-type="string" calcext:value-type="string">
            <text:p>2025-10-14 11:39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101192</text:p>
          </table:table-cell>
          <table:table-cell table:style-name="ce3" office:value-type="string" calcext:value-type="string">
            <text:p>2025-10-21 11:39:00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53" calcext:value-type="float">
            <text:p>5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101192</text:p>
          </table:table-cell>
          <table:table-cell table:style-name="ce3" office:value-type="string" calcext:value-type="string">
            <text:p>2025-10-21 11:40:00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62" calcext:value-type="float">
            <text:p>6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101192</text:p>
          </table:table-cell>
          <table:table-cell table:style-name="ce3" office:value-type="string" calcext:value-type="string">
            <text:p>2025-10-21 11:41:0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66" calcext:value-type="float">
            <text:p>6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6 10:33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6 10:34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6 10:37:0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7 10:17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7 10:20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2318105</text:p>
          </table:table-cell>
          <table:table-cell table:style-name="ce6" office:value-type="string" calcext:value-type="string">
            <text:p>2025-08-17 10:20: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6"/>
          <table:table-cell table:style-name="ce6" office:value-type="string" calcext:value-type="string">
            <text:p>standing</text:p>
          </table:table-cell>
          <table:table-cell table:style-name="ce6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8 05:55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8 05:56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8 05:58:0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8 06:06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9 08:53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9 08:58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9 09:02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9 20:56:0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9 20:59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19 21:01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0 09:13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0 09:18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0 09:23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0 19:3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0 19:36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0 19:37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1 08:20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1 08:25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1 08:30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2 09:39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2 09:42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2 09:46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2 23:34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2 23:35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2 23:36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3 12:39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3 12:41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3 12:44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3 12:45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3 23:41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3" calcext:value-type="float">
            <text:p>8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3 23:42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3 23:43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4 20:47:00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4 20:48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4 20:49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5 11:02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81" calcext:value-type="float">
            <text:p>8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5 11:05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8-25 11:07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8 19:36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8 19:38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8 19:41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9 01:30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9 01:32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9 01:34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97" calcext:value-type="float">
            <text:p>97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9 22:56:00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9 23:00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99" calcext:value-type="float">
            <text:p>99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9 23:02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09 23:15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0 04:05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0 04:17: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0 04:20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0 04:22:0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0 16:43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97" calcext:value-type="float">
            <text:p>97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0 16:47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0 16:51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1 17:25:0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1 17:26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1 17:27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1 17:31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3 15:29:00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83" calcext:value-type="float">
            <text:p>8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3 15:35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3 15:40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5 10:00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87" calcext:value-type="float">
            <text:p>8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5 10:05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6 06:24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6 06:26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6 11:50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78" calcext:value-type="float">
            <text:p>7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6 11:55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6 12:00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6 12:12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7 06:41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7 06:43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7 06:45:0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7 14:00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7 14:03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7 14:06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8 05:53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8 05:56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8 11:00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8 11:03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8 11:06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9 06:46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9 06:49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9 06:52:0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9 06:5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9 13:26:00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9 13:28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19 13:30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0 05:37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0 05:40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0 05:43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0 05:48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0 21:54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0 21:56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0 21:57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1 14:00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1 14:03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1 14:06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2 06:30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2 06:33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2 06:36: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2 17:27:0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2 17:29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2 17:31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2 17:39: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3 06:18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3 06:21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3 06:24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06:18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06:21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06:24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15:08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15:10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15:13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23:00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23:03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23:06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4 23:13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5 10:40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5 10:45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5 10:49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318105</text:p>
          </table:table-cell>
          <table:table-cell table:style-name="ce1" office:value-type="string" calcext:value-type="string">
            <text:p>2025-09-25 10:50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6 16:36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6 16:38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6 16:39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7 08:30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7 08:31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7 08:32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7 11:49:00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7 11:50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1" office:value-type="string" calcext:value-type="string">
            <text:p>2025-03-07 11:51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3" office:value-type="string" calcext:value-type="string">
            <text:p>2025-12-01 11:02:00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71" calcext:value-type="float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3" office:value-type="string" calcext:value-type="string">
            <text:p>2025-12-01 11:04:00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81" calcext:value-type="float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3" office:value-type="string" calcext:value-type="string">
            <text:p>2025-12-01 11:06: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92" calcext:value-type="float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64750</text:p>
          </table:table-cell>
          <table:table-cell table:style-name="ce3" office:value-type="string" calcext:value-type="string">
            <text:p>2025-12-01 11:07:00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101" calcext:value-type="float">
            <text:p>10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1-31 13:31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1-31 13:34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1-31 13:36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01 12:22:00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01 12:25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01 12:27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33" calcext:value-type="float">
            <text:p>3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01 21:16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01 21:19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01 21:22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0 19:45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0 19:50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7" office:value-type="string" calcext:value-type="string">
            <text:p>2025-02-20 19:52: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0 22:25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0 22:30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7" office:value-type="string" calcext:value-type="string">
            <text:p>2025-02-20 22:32: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1 07:0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1 07:02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7" office:value-type="string" calcext:value-type="string">
            <text:p>2025-02-21 07:04: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1 09:49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1 09:52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1 09:55:0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1 10:00:0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2-21 13:19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1 09:00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1 09:02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1 09:04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8" calcext:value-type="float">
            <text:p>4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1 09:06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4 11:30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4 11:33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4 11:36:0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4 11:40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4 21:12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4 21:13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4 21:14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5 10:46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5 10:50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5 10:54:0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6 09:53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6 10:00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6 10:03:0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24" calcext:value-type="float">
            <text:p>24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6 10:55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0089</text:p>
          </table:table-cell>
          <table:table-cell table:style-name="ce1" office:value-type="string" calcext:value-type="string">
            <text:p>2025-03-16 11:05:00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2" office:value-type="string" calcext:value-type="string">
            <text:p>2025-01-31 10:22:00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95" calcext:value-type="float">
            <text:p>95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2" office:value-type="string" calcext:value-type="string">
            <text:p>2025-01-31 12:20:00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82" calcext:value-type="float">
            <text:p>82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2" office:value-type="string" calcext:value-type="string">
            <text:p>2025-08-07 14:24:00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9" calcext:value-type="float">
            <text:p>89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2" office:value-type="string" calcext:value-type="string">
            <text:p>2025-08-07 14:26:00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92" calcext:value-type="float">
            <text:p>92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2" office:value-type="string" calcext:value-type="string">
            <text:p>2025-08-07 14:28:00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93" calcext:value-type="float">
            <text:p>93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2" office:value-type="string" calcext:value-type="string">
            <text:p>2025-10-20 10:39:00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81" calcext:value-type="float">
            <text:p>81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2" office:value-type="string" calcext:value-type="string">
            <text:p>2025-10-20 10:41:0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86" calcext:value-type="float">
            <text:p>86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70089</text:p>
          </table:table-cell>
          <table:table-cell table:style-name="ce2" office:value-type="string" calcext:value-type="string">
            <text:p>2025-10-20 10:43:00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65" calcext:value-type="float">
            <text:p>6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9375</text:p>
          </table:table-cell>
          <table:table-cell table:style-name="ce1" office:value-type="string" calcext:value-type="string">
            <text:p>2025-02-18 21:33:0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9375</text:p>
          </table:table-cell>
          <table:table-cell table:style-name="ce1" office:value-type="string" calcext:value-type="string">
            <text:p>2025-02-18 21:37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89" calcext:value-type="float">
            <text:p>8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9375</text:p>
          </table:table-cell>
          <table:table-cell table:style-name="ce1" office:value-type="string" calcext:value-type="string">
            <text:p>2025-02-18 21:40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9375</text:p>
          </table:table-cell>
          <table:table-cell table:style-name="ce1" office:value-type="string" calcext:value-type="string">
            <text:p>2025-03-13 15:17:00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97" calcext:value-type="float">
            <text:p>9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9375</text:p>
          </table:table-cell>
          <table:table-cell table:style-name="ce1" office:value-type="string" calcext:value-type="string">
            <text:p>2025-03-13 15:19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97" calcext:value-type="float">
            <text:p>9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79375</text:p>
          </table:table-cell>
          <table:table-cell table:style-name="ce1" office:value-type="string" calcext:value-type="string">
            <text:p>2025-03-13 15:20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93" calcext:value-type="float">
            <text:p>9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89109</text:p>
          </table:table-cell>
          <table:table-cell table:style-name="ce1" office:value-type="string" calcext:value-type="string">
            <text:p>2025-02-21 07:25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89109</text:p>
          </table:table-cell>
          <table:table-cell table:style-name="ce1" office:value-type="string" calcext:value-type="string">
            <text:p>2025-02-21 07:28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89109</text:p>
          </table:table-cell>
          <table:table-cell table:style-name="ce1" office:value-type="string" calcext:value-type="string">
            <text:p>2025-02-21 07:32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89109</text:p>
          </table:table-cell>
          <table:table-cell table:style-name="ce1" office:value-type="string" calcext:value-type="string">
            <text:p>2025-02-21 15:31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89109</text:p>
          </table:table-cell>
          <table:table-cell table:style-name="ce1" office:value-type="string" calcext:value-type="string">
            <text:p>2025-02-21 15:34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489109</text:p>
          </table:table-cell>
          <table:table-cell table:style-name="ce1" office:value-type="string" calcext:value-type="string">
            <text:p>2025-02-21 15:37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89109</text:p>
          </table:table-cell>
          <table:table-cell table:style-name="ce2" office:value-type="string" calcext:value-type="string">
            <text:p>2025-03-20 08:00:0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80" calcext:value-type="float">
            <text:p>8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89109</text:p>
          </table:table-cell>
          <table:table-cell table:style-name="ce2" office:value-type="string" calcext:value-type="string">
            <text:p>2025-03-20 08:05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89109</text:p>
          </table:table-cell>
          <table:table-cell table:style-name="ce2" office:value-type="string" calcext:value-type="string">
            <text:p>2025-03-20 08:07:00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62" calcext:value-type="float">
            <text:p>6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89109</text:p>
          </table:table-cell>
          <table:table-cell table:style-name="ce2" office:value-type="string" calcext:value-type="string">
            <text:p>2025-07-07 12:00:00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72" calcext:value-type="float">
            <text:p>7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89109</text:p>
          </table:table-cell>
          <table:table-cell table:style-name="ce2" office:value-type="string" calcext:value-type="string">
            <text:p>2025-07-08 12:02:00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4" calcext:value-type="float">
            <text:p>6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489109</text:p>
          </table:table-cell>
          <table:table-cell table:style-name="ce2" office:value-type="string" calcext:value-type="string">
            <text:p>2025-07-09 12:04:00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62" calcext:value-type="float">
            <text:p>6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06-22 19:01:0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64" calcext:value-type="float">
            <text:p>6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06-22 19:03:00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float" office:value="75" calcext:value-type="float">
            <text:p>7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06-22 19:06:0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64" calcext:value-type="float">
            <text:p>6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07-22 15:16:00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67" calcext:value-type="float">
            <text:p>67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07-22 15:18:00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9" calcext:value-type="float">
            <text:p>69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07-22 15:19:00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3" calcext:value-type="float">
            <text:p>73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11-10 13:14:00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88" calcext:value-type="float">
            <text:p>8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11-10 13:16:00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90" calcext:value-type="float">
            <text:p>9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48413</text:p>
          </table:table-cell>
          <table:table-cell table:style-name="ce7" office:value-type="string" calcext:value-type="string">
            <text:p>2025-11-10 13:17:00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93" calcext:value-type="float">
            <text:p>9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48413</text:p>
          </table:table-cell>
          <table:table-cell table:style-name="ce1" office:value-type="string" calcext:value-type="string">
            <text:p>2025-04-04 09:00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48413</text:p>
          </table:table-cell>
          <table:table-cell table:style-name="ce1" office:value-type="string" calcext:value-type="string">
            <text:p>2025-04-04 09:03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48413</text:p>
          </table:table-cell>
          <table:table-cell table:style-name="ce1" office:value-type="string" calcext:value-type="string">
            <text:p>2025-04-04 09:09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5 04:12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6 05:30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6 05:32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6 05:34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6 16:50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6 16:52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97" calcext:value-type="float">
            <text:p>9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6 16:54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92" calcext:value-type="float">
            <text:p>9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7 09:17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7 20:30:0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01" calcext:value-type="float">
            <text:p>10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2569638</text:p>
          </table:table-cell>
          <table:table-cell table:style-name="ce1" office:value-type="string" calcext:value-type="string">
            <text:p>2025-05-07 20:33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95" calcext:value-type="float">
            <text:p>95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7 20:36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99" calcext:value-type="float">
            <text:p>99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9 11:14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9 11:17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9 11:20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09 11:27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16 10:1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16 10:14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1" office:value-type="string" calcext:value-type="string">
            <text:p>2025-05-16 10:17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8" office:value-type="string" calcext:value-type="string">
            <text:p>2025-03-20 17:33:00</text:p>
          </table:table-cell>
          <table:table-cell table:style-name="ce11" office:value-type="float" office:value="117" calcext:value-type="float">
            <text:p>117</text:p>
          </table:table-cell>
          <table:table-cell table:style-name="ce11" office:value-type="float" office:value="78" calcext:value-type="float">
            <text:p>78</text:p>
          </table:table-cell>
          <table:table-cell table:style-name="ce8" office:value-type="float" office:value="59" calcext:value-type="float">
            <text:p>59</text:p>
          </table:table-cell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8" office:value-type="string" calcext:value-type="string">
            <text:p>2025-03-20 17:35:00</text:p>
          </table:table-cell>
          <table:table-cell table:style-name="ce11" office:value-type="float" office:value="129" calcext:value-type="float">
            <text:p>129</text:p>
          </table:table-cell>
          <table:table-cell table:style-name="ce11" office:value-type="float" office:value="73" calcext:value-type="float">
            <text:p>73</text:p>
          </table:table-cell>
          <table:table-cell table:style-name="ce8" office:value-type="float" office:value="71" calcext:value-type="float">
            <text:p>71</text:p>
          </table:table-cell>
          <table:table-cell table:style-name="ce3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569638</text:p>
          </table:table-cell>
          <table:table-cell table:style-name="ce8" office:value-type="string" calcext:value-type="string">
            <text:p>2025-03-20 17:36:00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75" calcext:value-type="float">
            <text:p>75</text:p>
          </table:table-cell>
          <table:table-cell table:style-name="ce8" office:value-type="float" office:value="70" calcext:value-type="float">
            <text:p>70</text:p>
          </table:table-cell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19 19:59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19 20:00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1 10:29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1 10:32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1 10:33:0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7 16:42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7 16:44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7 16:46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7 21:40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7 21:43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7 21:46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09:4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09:42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09:44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15:20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15:22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15:24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15:31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19:35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19:38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8 19:41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9 12:1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9 12:12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29 12:14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0 11:15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0 11:17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81" calcext:value-type="float">
            <text:p>8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0 11:19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1 05:26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1 05:28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1 05:30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1 10:15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1 10:19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5-31 10:23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7-09 06:14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7-09 06:17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95" calcext:value-type="float">
            <text:p>95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604010</text:p>
          </table:table-cell>
          <table:table-cell table:style-name="ce1" office:value-type="string" calcext:value-type="string">
            <text:p>2025-07-09 06:2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4-15 15:45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4-15 15:47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4-15 15:49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4-15 16:00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4-16 11:55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4-16 11:58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4-16 12:01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6-22 21:00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6-22 21:03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94" calcext:value-type="float">
            <text:p>94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6-22 21:05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6-24 06:45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6-24 06:48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6-24 06:51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07:23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07:26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113" calcext:value-type="float">
            <text:p>113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07:29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12:28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12:29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12:31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20:33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20:36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7" calcext:value-type="float">
            <text:p>8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6 20:39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7" calcext:value-type="float">
            <text:p>8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8 20:30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8 20:32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8 20:35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9 18:25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9 18:27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7-09 18:30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8-03 15:52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8-03 15:56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8-03 15:59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8-04 16:59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8-04 17:01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8-04 17:04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5 19:3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5 19:32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5 19:33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8 12:47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8 12:50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8 12:53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9 11:21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9 11:24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29 11:27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30 07:44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30 07:49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30 07:52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09-30 07:56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01 10:00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01 10:10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100" calcext:value-type="float">
            <text:p>10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01 10:13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9" calcext:value-type="float">
            <text:p>8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01 10:16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104" calcext:value-type="float">
            <text:p>10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05 19:55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05 19:57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05 19:59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13 18:1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13 18:12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76648</text:p>
          </table:table-cell>
          <table:table-cell table:style-name="ce1" office:value-type="string" calcext:value-type="string">
            <text:p>2025-10-13 18:14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2:09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2:13:00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2:16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5" calcext:value-type="float">
            <text:p>95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7:43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7:44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7:46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9:44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9:49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95" calcext:value-type="float">
            <text:p>95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19:52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2 20:00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3 00:44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3 00:46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3 00:48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3 05:29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3 05:31:0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3 05:33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5 10:09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5 10:12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5 10:13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6 10:32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6 10:34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6 10:37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7 00:04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7 00:05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7 00:10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7 08:55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7 08:58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3" calcext:value-type="float">
            <text:p>8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07 09:01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18 15:37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18 15:39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18 15:41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19 16:17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19 16:22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19 16:30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0 10:18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0 10:20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0 10:22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2 16:06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2 16:09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2 16:10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3 14:29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3 14:32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4 11:12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4 11:16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4 11:20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4 11:25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5 12:45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83" calcext:value-type="float">
            <text:p>8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5 12:47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96" calcext:value-type="float">
            <text:p>9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2-25 12:49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8" calcext:value-type="float">
            <text:p>8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3-01 09:24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5" calcext:value-type="float">
            <text:p>8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3-01 09:26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5" calcext:value-type="float">
            <text:p>8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3-01 09:28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1 15:37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1 15:40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1 15:41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3 08:20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3 08:22:0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93" calcext:value-type="float">
            <text:p>9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3 08:23:0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90" calcext:value-type="float">
            <text:p>9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4 06:25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97" calcext:value-type="float">
            <text:p>9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4 06:30:0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91" calcext:value-type="float">
            <text:p>9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4 06:35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88" calcext:value-type="float">
            <text:p>8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4 10:35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4 10:38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31274</text:p>
          </table:table-cell>
          <table:table-cell table:style-name="ce1" office:value-type="string" calcext:value-type="string">
            <text:p>2025-08-14 10:40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3-31 08:30: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8" calcext:value-type="float">
            <text:p>4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3-31 08:40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3-31 12:27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3-31 12:30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3-31 12:33:0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3-31 12:38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1 12:54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1 12:57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1 13:05:0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1 13:10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2 13:45:00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89" calcext:value-type="float">
            <text:p>8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2 13:47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2 13:49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4 01:17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4 01:20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4 01:23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4 12:56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4 12:58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95" calcext:value-type="float">
            <text:p>9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4 13:00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88" calcext:value-type="float">
            <text:p>8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4 23:55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4 23:58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5 13:55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5 13:57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6 14:24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81" calcext:value-type="float">
            <text:p>8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6 14:27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6 14:31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7 05:19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7 05:22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7 05:24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7 16:30:00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7 16:33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7 16:34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04:44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04:47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04:53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13:38:00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13:42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84" calcext:value-type="float">
            <text:p>8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13:46: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13:56:00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20:20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20:25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20:30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08 20:36:0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0 12:00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0 12:05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0 12:10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0 15:40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0 15:4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1 04:30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1 04:33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97" calcext:value-type="float">
            <text:p>97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1 04:44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2 09:32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2 09:42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2 09:46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11" calcext:value-type="float">
            <text:p>11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10:15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12:3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12:40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18:50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18:53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18:56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102" calcext:value-type="float">
            <text:p>102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20:00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20:05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3 20:10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4 11:10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4 11:15:0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0" calcext:value-type="float">
            <text:p>4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4-14 11:20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9-23 23:03:00</text:p>
          </table:table-cell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9-23 23:06:0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9-23 23:09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9-23 23:15:0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98" calcext:value-type="float">
            <text:p>98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9-23 23:19:00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96" calcext:value-type="float">
            <text:p>96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9-25 10:35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9-25 10:45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871516</text:p>
          </table:table-cell>
          <table:table-cell table:style-name="ce1" office:value-type="string" calcext:value-type="string">
            <text:p>2025-09-25 10:50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21251</text:p>
          </table:table-cell>
          <table:table-cell table:style-name="ce1" office:value-type="string" calcext:value-type="string">
            <text:p>2025-05-06 16:02:00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01" calcext:value-type="float">
            <text:p>10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21251</text:p>
          </table:table-cell>
          <table:table-cell table:style-name="ce1" office:value-type="string" calcext:value-type="string">
            <text:p>2025-05-06 16:05: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21251</text:p>
          </table:table-cell>
          <table:table-cell table:style-name="ce1" office:value-type="string" calcext:value-type="string">
            <text:p>2025-05-06 16:07: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2" office:value-type="string" calcext:value-type="string">
            <text:p>2025-05-06 15:55:00</text:p>
          </table:table-cell>
          <table:table-cell table:style-name="ce7" office:value-type="float" office:value="205" calcext:value-type="float">
            <text:p>20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2" office:value-type="string" calcext:value-type="string">
            <text:p>2025-05-06 15:58:00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2" office:value-type="string" calcext:value-type="string">
            <text:p>2025-05-06 16:00:00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2" office:value-type="string" calcext:value-type="string">
            <text:p>2025-06-05 15:27:00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2" office:value-type="string" calcext:value-type="string">
            <text:p>2025-06-05 15:30:00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2" office:value-type="string" calcext:value-type="string">
            <text:p>2025-06-05 15:33:0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9" office:value-type="string" calcext:value-type="string">
            <text:p>2025-09-15 14:15:0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91" calcext:value-type="float">
            <text:p>91</text:p>
          </table:table-cell>
          <table:table-cell table:style-name="ce7" office:value-type="float" office:value="62" calcext:value-type="float">
            <text:p>62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2" office:value-type="string" calcext:value-type="string">
            <text:p>2025-09-15 14:17:00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62" calcext:value-type="float">
            <text:p>62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921251</text:p>
          </table:table-cell>
          <table:table-cell table:style-name="ce2" office:value-type="string" calcext:value-type="string">
            <text:p>2025-09-15 14:20:00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71" calcext:value-type="float">
            <text:p>71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194920</text:p>
          </table:table-cell>
          <table:table-cell table:style-name="ce7" office:value-type="string" calcext:value-type="string">
            <text:p>2025-06-26 10:00:00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float" office:value="82" calcext:value-type="float">
            <text:p>82</text:p>
          </table:table-cell>
          <table:table-cell table:style-name="ce3"/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194920</text:p>
          </table:table-cell>
          <table:table-cell table:style-name="ce7" office:value-type="string" calcext:value-type="string">
            <text:p>2025-06-26 10:02:00</text:p>
          </table:table-cell>
          <table:table-cell table:style-name="ce7" office:value-type="float" office:value="130" calcext:value-type="float">
            <text:p>130</text:p>
          </table:table-cell>
          <table:table-cell table:style-name="ce7" office:value-type="float" office:value="78" calcext:value-type="float">
            <text:p>78</text:p>
          </table:table-cell>
          <table:table-cell table:style-name="ce3"/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194920</text:p>
          </table:table-cell>
          <table:table-cell table:style-name="ce7" office:value-type="string" calcext:value-type="string">
            <text:p>2025-06-26 10:03:00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70" calcext:value-type="float">
            <text:p>70</text:p>
          </table:table-cell>
          <table:table-cell table:style-name="ce3"/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194920</text:p>
          </table:table-cell>
          <table:table-cell table:style-name="ce7" office:value-type="string" calcext:value-type="string">
            <text:p>2025-07-03 10:00: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2" calcext:value-type="float">
            <text:p>82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194920</text:p>
          </table:table-cell>
          <table:table-cell table:style-name="ce7" office:value-type="string" calcext:value-type="string">
            <text:p>2025-07-03 10:02:00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6" calcext:value-type="float">
            <text:p>86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194920</text:p>
          </table:table-cell>
          <table:table-cell table:style-name="ce7" office:value-type="string" calcext:value-type="string">
            <text:p>2025-07-03 10:03:0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88" calcext:value-type="float">
            <text:p>88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0:41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0:42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0:47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0:50:0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0:54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6:17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6:21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6:27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6:35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1-30 16:42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12 13:00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12 13:15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40" calcext:value-type="float">
            <text:p>4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4 09:25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4 09:29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91" calcext:value-type="float">
            <text:p>9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4 09:32:00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4 09:34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50" calcext:value-type="float">
            <text:p>5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4 09:36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5 08:15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5 08:19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5 08:22:0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5 08:25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7 09:15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7 09:20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92" calcext:value-type="float">
            <text:p>9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7 09:25:0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8 12:06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50" calcext:value-type="float">
            <text:p>5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8 12:15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8 12:20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2-28 12:25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1 10:10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1 10:15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1 10:20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3 06:30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3 06:33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3 06:36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3" calcext:value-type="float">
            <text:p>4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3 12:50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3 12:55:00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3-03 13:00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5-20 17:00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5-20 17:09:0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39" calcext:value-type="float">
            <text:p>3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5-20 17:11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5-20 18:38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194920</text:p>
          </table:table-cell>
          <table:table-cell table:style-name="ce1" office:value-type="string" calcext:value-type="string">
            <text:p>2025-05-20 18:45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3910460</text:p>
          </table:table-cell>
          <table:table-cell table:style-name="ce7" office:value-type="string" calcext:value-type="string">
            <text:p>2025-07-01 14:32:00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66" calcext:value-type="float">
            <text:p>66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3910460</text:p>
          </table:table-cell>
          <table:table-cell table:style-name="ce7" office:value-type="string" calcext:value-type="string">
            <text:p>2025-07-01 14:34: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5" calcext:value-type="float">
            <text:p>75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3910460</text:p>
          </table:table-cell>
          <table:table-cell table:style-name="ce7" office:value-type="string" calcext:value-type="string">
            <text:p>2025-07-01 14:36: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104" calcext:value-type="float">
            <text:p>104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3910460</text:p>
          </table:table-cell>
          <table:table-cell table:style-name="ce7" office:value-type="string" calcext:value-type="string">
            <text:p>2025-02-21 08:58:00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float" office:value="79" calcext:value-type="float">
            <text:p>79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3910460</text:p>
          </table:table-cell>
          <table:table-cell table:style-name="ce7" office:value-type="string" calcext:value-type="string">
            <text:p>2025-02-21 09:03:00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63" calcext:value-type="float">
            <text:p>6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3910460</text:p>
          </table:table-cell>
          <table:table-cell table:style-name="ce7" office:value-type="string" calcext:value-type="string">
            <text:p>2025-02-21 09:06:00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66" calcext:value-type="float">
            <text:p>6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6 07:45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6 07:48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6 07:51:0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6 13:42:0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6 13:47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6 13:52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6 20:47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7 08:51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7 08:58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7 09:01:0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7 17:36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7 17:41:0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05:37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05:39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05:42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09:53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09:56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09:59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21:23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21:25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8 21:27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9 09:48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9 09:51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9 21:05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26" calcext:value-type="float">
            <text:p>12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9 21:07:0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122" calcext:value-type="float">
            <text:p>12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19 21:1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0 07:40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0 07:45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0 07:50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0 20:24:0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0 20:26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0 20:28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1 09:03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1 09:06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1 09:10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1 22:44: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1 22:46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1 22:48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1 22:50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2 14:24:00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2 14:30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2 14:35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2 14:40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2 20:27:00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2 20:30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99" calcext:value-type="float">
            <text:p>9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2 20:34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3 17:34:00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3 17:37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3 17:4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5 10:13:00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5 10:15:00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5 10:17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6 06:09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6 06:13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6 06:16:0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6 15:15:00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6 15:20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6 15:25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7 14:15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7 14:20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7 14:25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8 13:12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8 13:14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2-28 13:16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1 09:45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95" calcext:value-type="float">
            <text:p>9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1 09:47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1 09:49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2 12:25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2 12:28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0" calcext:value-type="float">
            <text:p>5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2 12:31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2 12:35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3 12:00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3 12:03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03-03 12:06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7 17:31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7 17:38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7 17:45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7 19:52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7 19:56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7 19:57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53" calcext:value-type="float">
            <text:p>5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8 08:30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8 08:35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99" calcext:value-type="float">
            <text:p>99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8 08:40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9 06:20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9 06:22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89" calcext:value-type="float">
            <text:p>8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9 06:24: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9 08:31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9 08:32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09 08:34:0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10 06:00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10 06:03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10460</text:p>
          </table:table-cell>
          <table:table-cell table:style-name="ce1" office:value-type="string" calcext:value-type="string">
            <text:p>2025-10-10 06:06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7 12:00:0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95" calcext:value-type="float">
            <text:p>9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7 12:0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97" calcext:value-type="float">
            <text:p>97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7 12:10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8 10:41: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8 10:45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8 10:49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8 21:28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8 21:29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8 21:30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9 12:15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93" calcext:value-type="float">
            <text:p>9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9 12:18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19 12:21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0 05:39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0 05:42:0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0 05:45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0 05:52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0 15:00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0 15:05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0 15:10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1 07:59:00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1 08:10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1 08:13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1 08:16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2 09:05:00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2 09:08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2 09:11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3 08:45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3 08:48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90" calcext:value-type="float">
            <text:p>9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3 08:52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4 08:02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4 08:05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4 08:08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4 14:02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4 14:0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4 14:08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1" calcext:value-type="float">
            <text:p>5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5 11:32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5 11:35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936196</text:p>
          </table:table-cell>
          <table:table-cell table:style-name="ce1" office:value-type="string" calcext:value-type="string">
            <text:p>2025-07-25 11:38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2 14:26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2 14:29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2 14:31: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2 14:37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4 06:06:0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4 06:09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4 06:19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5 00:00: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5 00:05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5 11:23: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92" calcext:value-type="float">
            <text:p>9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5 11:26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5 11:30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48" calcext:value-type="float">
            <text:p>4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5 11:37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4" calcext:value-type="float">
            <text:p>8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5 20:10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5 20:16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6 05:35:00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6 05:39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6 05:43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6 05:51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6 10:05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6 10:07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53" calcext:value-type="float">
            <text:p>5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6 10:09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7 05:14:00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7 05:18:0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108" calcext:value-type="float">
            <text:p>10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7 05:22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05:09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117" calcext:value-type="float">
            <text:p>117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05:13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11:20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11:25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18:10: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18:14:00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18:18:0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38" calcext:value-type="float">
            <text:p>3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18:22:0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23:05:00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23:08:00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8 23:11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9 10:00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9 10:07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9 10:17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9 23:20:00</text:p>
          </table:table-cell>
          <table:table-cell table:style-name="ce9" office:value-type="float" office:value="205" calcext:value-type="float">
            <text:p>205</text:p>
          </table:table-cell>
          <table:table-cell table:style-name="ce9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9 23:23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85" calcext:value-type="float">
            <text:p>8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19 23:26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8" calcext:value-type="float">
            <text:p>4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0 09:34:0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0 09:37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0 09:40: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0 09:47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0 23:45:00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90" calcext:value-type="float">
            <text:p>9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0 23:48:0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92" calcext:value-type="float">
            <text:p>9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0 23:51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1 09:45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1 09:48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1 09:51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39" calcext:value-type="float">
            <text:p>3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1 09:57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2 06:00:00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2 06:07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2 06:11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2 12:05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2 12:08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3 05:50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3 05:53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3 09:20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3 09:25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3 09:35:0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25" calcext:value-type="float">
            <text:p>2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3 09:53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05:52:00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05:54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05:58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07:52:00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90" calcext:value-type="float">
            <text:p>9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07:57:00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94" calcext:value-type="float">
            <text:p>9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08:02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15:39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15:43: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15:46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18:40:00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81" calcext:value-type="float">
            <text:p>8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18:45:00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92" calcext:value-type="float">
            <text:p>9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18:50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43" calcext:value-type="float">
            <text:p>4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4 18:55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5 05:39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5 05:40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5 05:41:00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5 06:20:00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94" calcext:value-type="float">
            <text:p>9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5 06:21:00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5 06:22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6 06:20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6 06:21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6 06:22:00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152" calcext:value-type="float">
            <text:p>15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6 06:31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7 06:40:00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7 06:47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7 06:52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7 07:04:00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7 08:30:00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7 08:33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9" calcext:value-type="float">
            <text:p>8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7 08:36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8 05:35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8 05:37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8 05:39:0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8 05:45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8 18:42:00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8 18:51: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81" calcext:value-type="float">
            <text:p>8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8 18:54:00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9 06:27:00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9 06:32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9 06:36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9 13:00:0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9 13:03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78" calcext:value-type="float">
            <text:p>7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29 13:06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0 06:42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0 06:44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0 06:47:0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0 12:45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81" calcext:value-type="float">
            <text:p>8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0 12:48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1 06:29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1 06:34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1 06:37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1 14:31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1 14:35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1 18:56:00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1 18:57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3-31 19:00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06:23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06:27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06:30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2:58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3:00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1" calcext:value-type="float">
            <text:p>8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3:02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3:10:00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3:15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90" calcext:value-type="float">
            <text:p>9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8:50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8:52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8:54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53" calcext:value-type="float">
            <text:p>5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1 19:03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2 06:20:00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2 06:23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2 06:26:0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2 13:13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2 13:15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2 18:51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84" calcext:value-type="float">
            <text:p>8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2 18:53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2 19:01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3" calcext:value-type="float">
            <text:p>5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3 06:45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3 06:48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3 06:51:00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3 19:00:00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3 19:03:00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3 19:06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4 06:56:00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4 06:59:00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4 07:02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4 18:34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4 18:45:00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4 18:50:00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00" calcext:value-type="float">
            <text:p>10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4 18:55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5 06:44:00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5 06:47:00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5 06:50:0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5 19:45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5 19:49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6 06:50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6 06:53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6 06:56:0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6 20:08:00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6 20:11:00</text:p>
          </table:table-cell>
          <table:table-cell table:style-name="ce9" office:value-type="float" office:value="168" calcext:value-type="float">
            <text:p>168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07:50:0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07:55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08:00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08:03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12:45:00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84" calcext:value-type="float">
            <text:p>8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12:48:0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97" calcext:value-type="float">
            <text:p>9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12:50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45" calcext:value-type="float">
            <text:p>4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12:52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18:50:0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18:55:00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19:00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7 19:04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8 06:43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8 06:44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256828</text:p>
          </table:table-cell>
          <table:table-cell table:style-name="ce1" office:value-type="string" calcext:value-type="string">
            <text:p>2025-04-08 06:47:0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1 18:07:00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1 18:09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1 18:11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2 09:56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2 09:58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2 10:00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2 19:21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2 19:28: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96" calcext:value-type="float">
            <text:p>9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2 19:30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2 19:31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3 09:30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3 09:33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3 09:36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12:24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12:29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12:32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16:00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16:05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16:10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20:40:00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20:43: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92" calcext:value-type="float">
            <text:p>9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20:46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83" calcext:value-type="float">
            <text:p>8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5-24 20:50:00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87" calcext:value-type="float">
            <text:p>8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06 11:11:00</text:p>
          </table:table-cell>
          <table:table-cell table:style-name="ce9" office:value-type="float" office:value="186" calcext:value-type="float">
            <text:p>186</text:p>
          </table:table-cell>
          <table:table-cell table:style-name="ce9" office:value-type="float" office:value="101" calcext:value-type="float">
            <text:p>101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06 11:12:0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06 11:13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12 22:56:00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94" calcext:value-type="float">
            <text:p>94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12 22:57:00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12 23:02:00</text:p>
          </table:table-cell>
          <table:table-cell table:style-name="ce9" office:value-type="float" office:value="171" calcext:value-type="float">
            <text:p>171</text:p>
          </table:table-cell>
          <table:table-cell table:style-name="ce9" office:value-type="float" office:value="91" calcext:value-type="float">
            <text:p>91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13 07:56: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13 08:03: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13 08:05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1" office:value-type="string" calcext:value-type="string">
            <text:p>2025-08-13 08:07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3" office:value-type="string" calcext:value-type="string">
            <text:p>2025-09-08 13:17:00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83" calcext:value-type="float">
            <text:p>8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3" office:value-type="string" calcext:value-type="string">
            <text:p>2025-09-08 13:18:0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84" calcext:value-type="float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559873</text:p>
          </table:table-cell>
          <table:table-cell table:style-name="ce3" office:value-type="string" calcext:value-type="string">
            <text:p>2025-09-08 13:19:00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90" calcext:value-type="float">
            <text:p>9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3415</text:p>
          </table:table-cell>
          <table:table-cell table:style-name="ce1" office:value-type="string" calcext:value-type="string">
            <text:p>2025-04-10 09:38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3415</text:p>
          </table:table-cell>
          <table:table-cell table:style-name="ce1" office:value-type="string" calcext:value-type="string">
            <text:p>2025-04-10 09:39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3415</text:p>
          </table:table-cell>
          <table:table-cell table:style-name="ce1" office:value-type="string" calcext:value-type="string">
            <text:p>2025-04-10 09:42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3415</text:p>
          </table:table-cell>
          <table:table-cell table:style-name="ce1" office:value-type="string" calcext:value-type="string">
            <text:p>2025-04-10 15:5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3415</text:p>
          </table:table-cell>
          <table:table-cell table:style-name="ce1" office:value-type="string" calcext:value-type="string">
            <text:p>2025-04-10 15:55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3415</text:p>
          </table:table-cell>
          <table:table-cell table:style-name="ce1" office:value-type="string" calcext:value-type="string">
            <text:p>2025-06-24 21:14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3415</text:p>
          </table:table-cell>
          <table:table-cell table:style-name="ce1" office:value-type="string" calcext:value-type="string">
            <text:p>2025-06-24 21:16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3415</text:p>
          </table:table-cell>
          <table:table-cell table:style-name="ce1" office:value-type="string" calcext:value-type="string">
            <text:p>2025-06-24 21:19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6-25 15:14:00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4" calcext:value-type="float">
            <text:p>74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6-25 15:15:00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87" calcext:value-type="float">
            <text:p>87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6-25 15:17:00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98" calcext:value-type="float">
            <text:p>98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5 21:00:00</text:p>
          </table:table-cell>
          <table:table-cell table:style-name="ce7" office:value-type="float" office:value="132" calcext:value-type="float">
            <text:p>132</text:p>
          </table:table-cell>
          <table:table-cell table:number-columns-repeated="2" table:style-name="ce7" office:value-type="float" office:value="65" calcext:value-type="float">
            <text:p>65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5 21:03:00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76" calcext:value-type="float">
            <text:p>76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5 21:06:00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89" calcext:value-type="float">
            <text:p>89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6 07:00:00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68" calcext:value-type="float">
            <text:p>68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6 07:02:00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8" calcext:value-type="float">
            <text:p>78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6 07:05:00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87" calcext:value-type="float">
            <text:p>87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6 07:05:00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6 07:05:00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78" calcext:value-type="float">
            <text:p>78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7 15:50:0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68" calcext:value-type="float">
            <text:p>68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7 15:54:0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9" calcext:value-type="float">
            <text:p>79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4663415</text:p>
          </table:table-cell>
          <table:table-cell table:style-name="ce7" office:value-type="string" calcext:value-type="string">
            <text:p>2025-07-17 15:57:00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8" calcext:value-type="float">
            <text:p>88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4-23 10:00:00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62" calcext:value-type="float">
            <text:p>62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4-23 10:02:00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4-23 10:05:00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58" calcext:value-type="float">
            <text:p>5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3 10:00:00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70" calcext:value-type="float">
            <text:p>7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3 10:03:00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float" office:value="57" calcext:value-type="float">
            <text:p>57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3 10:05:00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56" calcext:value-type="float">
            <text:p>5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4 10:00:00</text:p>
          </table:table-cell>
          <table:table-cell table:style-name="ce7" office:value-type="float" office:value="164" calcext:value-type="float">
            <text:p>164</text:p>
          </table:table-cell>
          <table:table-cell table:style-name="ce7" office:value-type="float" office:value="71" calcext:value-type="float">
            <text:p>7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4 10:03:00</text:p>
          </table:table-cell>
          <table:table-cell table:style-name="ce7" office:value-type="float" office:value="158" calcext:value-type="float">
            <text:p>158</text:p>
          </table:table-cell>
          <table:table-cell table:style-name="ce7" office:value-type="float" office:value="61" calcext:value-type="float">
            <text:p>61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4 10:05:00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55" calcext:value-type="float">
            <text:p>55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5 10:00:00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float" office:value="63" calcext:value-type="float">
            <text:p>6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5 10:03:00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float" office:value="63" calcext:value-type="float">
            <text:p>6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5 10:05:00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56" calcext:value-type="float">
            <text:p>5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6 10:00:00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float" office:value="66" calcext:value-type="float">
            <text:p>6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6 10:03:00</text:p>
          </table:table-cell>
          <table:table-cell table:style-name="ce7" office:value-type="float" office:value="153" calcext:value-type="float">
            <text:p>153</text:p>
          </table:table-cell>
          <table:table-cell table:style-name="ce7" office:value-type="float" office:value="64" calcext:value-type="float">
            <text:p>6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6 10:05:00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float" office:value="57" calcext:value-type="float">
            <text:p>57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7 10:00:00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float" office:value="73" calcext:value-type="float">
            <text:p>73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7 10:03:0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64" calcext:value-type="float">
            <text:p>64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7 10:05:00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60" calcext:value-type="float">
            <text:p>60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8 10:00:00</text:p>
          </table:table-cell>
          <table:table-cell table:style-name="ce7" office:value-type="float" office:value="178" calcext:value-type="float">
            <text:p>178</text:p>
          </table:table-cell>
          <table:table-cell table:style-name="ce7" office:value-type="float" office:value="66" calcext:value-type="float">
            <text:p>6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8 10:03:00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66" calcext:value-type="float">
            <text:p>66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536330</text:p>
          </table:table-cell>
          <table:table-cell table:style-name="ce7" office:value-type="string" calcext:value-type="string">
            <text:p>2025-09-08 10:05:00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57" calcext:value-type="float">
            <text:p>57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536330</text:p>
          </table:table-cell>
          <table:table-cell table:style-name="ce1" office:value-type="string" calcext:value-type="string">
            <text:p>2025-04-29 08:32: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536330</text:p>
          </table:table-cell>
          <table:table-cell table:style-name="ce1" office:value-type="string" calcext:value-type="string">
            <text:p>2025-04-29 08:35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536330</text:p>
          </table:table-cell>
          <table:table-cell table:style-name="ce1" office:value-type="string" calcext:value-type="string">
            <text:p>2025-04-29 08:40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938916</text:p>
          </table:table-cell>
          <table:table-cell table:style-name="ce1" office:value-type="string" calcext:value-type="string">
            <text:p>2025-05-01 06:57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108" calcext:value-type="float">
            <text:p>10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938916</text:p>
          </table:table-cell>
          <table:table-cell table:style-name="ce1" office:value-type="string" calcext:value-type="string">
            <text:p>2025-05-01 06:58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98" calcext:value-type="float">
            <text:p>9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938916</text:p>
          </table:table-cell>
          <table:table-cell table:style-name="ce1" office:value-type="string" calcext:value-type="string">
            <text:p>2025-05-01 07:02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90" calcext:value-type="float">
            <text:p>9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938916</text:p>
          </table:table-cell>
          <table:table-cell table:style-name="ce1" office:value-type="string" calcext:value-type="string">
            <text:p>2025-05-01 11:27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96" calcext:value-type="float">
            <text:p>96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938916</text:p>
          </table:table-cell>
          <table:table-cell table:style-name="ce1" office:value-type="string" calcext:value-type="string">
            <text:p>2025-05-01 11:29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96" calcext:value-type="float">
            <text:p>9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938916</text:p>
          </table:table-cell>
          <table:table-cell table:style-name="ce1" office:value-type="string" calcext:value-type="string">
            <text:p>2025-05-01 11:31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938916</text:p>
          </table:table-cell>
          <table:table-cell table:style-name="ce8" office:value-type="string" calcext:value-type="string">
            <text:p>2025-11-03 13:17:00</text:p>
          </table:table-cell>
          <table:table-cell table:style-name="ce8" office:value-type="float" office:value="146" calcext:value-type="float">
            <text:p>146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65" calcext:value-type="float">
            <text:p>65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938916</text:p>
          </table:table-cell>
          <table:table-cell table:style-name="ce8" office:value-type="string" calcext:value-type="string">
            <text:p>2025-11-03 13:19:00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7" calcext:value-type="float">
            <text:p>67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938916</text:p>
          </table:table-cell>
          <table:table-cell table:style-name="ce8" office:value-type="string" calcext:value-type="string">
            <text:p>2025-11-03 13:20: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70" calcext:value-type="float">
            <text:p>70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1" office:value-type="string" calcext:value-type="string">
            <text:p>2025-08-19 09:04:00</text:p>
          </table:table-cell>
          <table:table-cell table:style-name="ce9" office:value-type="float" office:value="196" calcext:value-type="float">
            <text:p>196</text:p>
          </table:table-cell>
          <table:table-cell table:style-name="ce9" office:value-type="float" office:value="78" calcext:value-type="float">
            <text:p>7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1" office:value-type="string" calcext:value-type="string">
            <text:p>2025-08-19 09:07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1" office:value-type="string" calcext:value-type="string">
            <text:p>2025-08-19 09:09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3" office:value-type="string" calcext:value-type="string">
            <text:p>2025-09-15 14:22:0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73" calcext:value-type="float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3" office:value-type="string" calcext:value-type="string">
            <text:p>2025-09-15 14:23:0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75" calcext:value-type="float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3" office:value-type="string" calcext:value-type="string">
            <text:p>2025-09-15 14:24:00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76" calcext:value-type="float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5" office:value-type="date" office:date-value="2025-12-15T12:48:00" calcext:value-type="date">
            <text:p>2025-12-15 12:48:00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73" calcext:value-type="float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5" office:value-type="date" office:date-value="2025-12-15T12:50:00" calcext:value-type="date">
            <text:p>2025-12-15 12:50: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3" calcext:value-type="float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11394</text:p>
          </table:table-cell>
          <table:table-cell table:style-name="ce5" office:value-type="date" office:date-value="2025-12-15T12:52:00" calcext:value-type="date">
            <text:p>2025-12-15 12:52:0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76" calcext:value-type="float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1 08:3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1 08:35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97" calcext:value-type="float">
            <text:p>97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1 08:40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1 08:51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7 16:30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7 16:35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7 16:40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8 11:06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8 11:11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8 11:16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9 12:20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9 12:25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09 12:30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0 18:06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0 18:18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0 18:20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0 18:24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0 18:27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1 17:47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1 17:49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1 17:51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2 14:10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2 14:13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2 14:15:0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3 12:25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3 12:30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3 12:35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3 12:37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4 09:23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4 09:28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4 09:33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4 09:38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4 20:43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4 20:49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4 20:55:00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4 21:00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5 09:18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5 09:23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5 09:27:00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5 09:32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5 09:44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5 15:47:0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88" calcext:value-type="float">
            <text:p>8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5 15:52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87" calcext:value-type="float">
            <text:p>8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5 15:59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6 15:00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6 15:03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6 15:06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7 12:30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7 12:33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3" calcext:value-type="float">
            <text:p>5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7 12:36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8 02:53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8 03:05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8 03:08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8 03:11:00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8 03:18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8 11:40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8 11:42: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01:27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01:30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01:33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12:38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12:40:0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12:41:00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8" calcext:value-type="float">
            <text:p>18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13:10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13:12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19 13:14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0 06:49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0 06:52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0 06:55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0 07:01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1 06:27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1 06:30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1 06:33:0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1 06:42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1 13:2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1 13:25:00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50" calcext:value-type="float">
            <text:p>5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1 13:30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2 04:10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2 04:12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2 04:14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2 15:52:00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2 15:54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2 15:56:00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51" calcext:value-type="float">
            <text:p>5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3 06:0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3 06:02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3 06:04:0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4 00:16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4 00:19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4 00:22:00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4 11:22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4 11:24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4 11:26:00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03:33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03:36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03:39:0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15:25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15:30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15:35: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23:40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23:45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5 23:50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6 00:03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6 12:15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6 12:20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6 12:25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6 21:59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6 22:00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6 22:02:00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6 22:03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7 13:48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7 13:58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7 14:02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7 14:05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8 10:30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59" calcext:value-type="float">
            <text:p>59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8 10:33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8 10:42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8 10:53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9 04:37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9 04:40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9 04:44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9 10:30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9 10:33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29 10:36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05:52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05:54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05:56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13:00:00</text:p>
          </table:table-cell>
          <table:table-cell table:style-name="ce9" office:value-type="float" office:value="152" calcext:value-type="float">
            <text:p>152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13:02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84" calcext:value-type="float">
            <text:p>8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13:04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22:24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22:27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0 22:30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1 15:00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1 15:05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1-31 15:10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2 05:41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2 05:45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2 05:48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2 10:28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2 10:33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2 10:40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3 08:59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3 09:06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3 09:12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4 05:22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4 05:25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4 05:28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4 22:01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4 22:07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4 22:13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7 06:18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7 06:21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7 06:24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8 17:00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8 17:04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08 17:08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0 05:47:00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0 05:53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94" calcext:value-type="float">
            <text:p>94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0 05:58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0 18:20:00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0 18:23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0 18:26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1 06:20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1 06:25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2-11 06:30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5-13 11:3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5-13 11:37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5-13 11:39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235226</text:p>
          </table:table-cell>
          <table:table-cell table:style-name="ce1" office:value-type="string" calcext:value-type="string">
            <text:p>2025-05-13 11:4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1-07 17:24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1-07 17:26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1-07 17:29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1 09:59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1 10:02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1 10:03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0" calcext:value-type="float">
            <text:p>4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3 05:52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3 05:57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3 06:02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4 12:14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4 12:16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4 12:18: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4 12:25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5 09:38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5 09:41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5 09:43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5 09:50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6 05:0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6 05:02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6 05:05:00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06:37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06:42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06:44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19:22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42" calcext:value-type="float">
            <text:p>4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19:24:00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45" calcext:value-type="float">
            <text:p>4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19:31:0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34" calcext:value-type="float">
            <text:p>3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20:40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20:51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76" calcext:value-type="float">
            <text:p>76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7 20:52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8 05:54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8 05:58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8 06:01:0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8 11:20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8 11:24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8 11:28:0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8 11:32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9 09:32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26" calcext:value-type="float">
            <text:p>2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9 09:34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29 09:36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0 06:20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0 06:21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0 06:23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0 16:00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0 16:03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45" calcext:value-type="float">
            <text:p>4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0 16:07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103" calcext:value-type="float">
            <text:p>10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1 05:47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1 05:50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1 05:53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1 06:00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1 13:17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3-31 13:19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8" calcext:value-type="float">
            <text:p>3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1 12:03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50" calcext:value-type="float">
            <text:p>50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1 12:05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1 12:07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33" calcext:value-type="float">
            <text:p>3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2 11:31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2 11:34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2 11:36:00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3 13:00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3 13:03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3 13:05: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34" calcext:value-type="float">
            <text:p>34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4 13:00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0" calcext:value-type="float">
            <text:p>5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4 13:02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37" calcext:value-type="float">
            <text:p>3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4 13:04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29" calcext:value-type="float">
            <text:p>2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4 13:06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5 14:20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38" calcext:value-type="float">
            <text:p>3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5 14:22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29" calcext:value-type="float">
            <text:p>2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5 14:24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42" calcext:value-type="float">
            <text:p>4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5 14:26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6 23:05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6 23:08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6 23:11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31" calcext:value-type="float">
            <text:p>31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7 10:20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7 10:25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7 10:30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7 10:39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9 14:10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38" calcext:value-type="float">
            <text:p>3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9 14:15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09 14:20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42" calcext:value-type="float">
            <text:p>4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0 11:25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44" calcext:value-type="float">
            <text:p>44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0 11:30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36" calcext:value-type="float">
            <text:p>3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0 11:35:0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22" calcext:value-type="float">
            <text:p>22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0 11:44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39" calcext:value-type="float">
            <text:p>3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1 04:55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1 05:04: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52" calcext:value-type="float">
            <text:p>52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1 05:08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95" calcext:value-type="float">
            <text:p>95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1 05:11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1 11:00:00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1 11:05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9" calcext:value-type="float">
            <text:p>4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4-11 11:10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42" calcext:value-type="float">
            <text:p>4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13 18:52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13 18:55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13 18:59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14 16:58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14 17:01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16 09:52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46" calcext:value-type="float">
            <text:p>46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17 20:00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40" calcext:value-type="float">
            <text:p>4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5 14:41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5 14:44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44" calcext:value-type="float">
            <text:p>4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5 14:47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41" calcext:value-type="float">
            <text:p>4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6 21:15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6 21:16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39" calcext:value-type="float">
            <text:p>3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6 21:17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6 21:20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51" calcext:value-type="float">
            <text:p>5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7 20:38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7 20:39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43" calcext:value-type="float">
            <text:p>4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7 20:40:00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45" calcext:value-type="float">
            <text:p>4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8 11:23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8 11:26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8 11:29:00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8 11:32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8 13:18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39" calcext:value-type="float">
            <text:p>3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8 13:21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8 13:24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48" calcext:value-type="float">
            <text:p>4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5-28 13:27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50" calcext:value-type="float">
            <text:p>5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11 11:27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43" calcext:value-type="float">
            <text:p>4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11 11:32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11 11:36:00</text:p>
          </table:table-cell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43" calcext:value-type="float">
            <text:p>4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6 08:06:0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6 08:09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6 08:12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7 13:09:0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7 13:12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7 13:14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8 13:09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38" calcext:value-type="float">
            <text:p>3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8 13:12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37" calcext:value-type="float">
            <text:p>37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8 13:14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6-28 13:19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35" calcext:value-type="float">
            <text:p>35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2 13:10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40" calcext:value-type="float">
            <text:p>4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2 13:12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2 13:14:00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42" calcext:value-type="float">
            <text:p>42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2 13:20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3 16:01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3 16:05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3 16:09:0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3 16:11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4 12:00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38" calcext:value-type="float">
            <text:p>3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4 12:05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39" calcext:value-type="float">
            <text:p>3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4 12:10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8" calcext:value-type="float">
            <text:p>4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5 13:57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5 13:59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43" calcext:value-type="float">
            <text:p>43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5 14:01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41" calcext:value-type="float">
            <text:p>41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6 10:30:00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6 10:34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53" calcext:value-type="float">
            <text:p>53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6 10:37:00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45" calcext:value-type="float">
            <text:p>45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6 10:45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7 05:50:00</text:p>
          </table:table-cell>
          <table:table-cell table:style-name="ce9" office:value-type="float" office:value="126" calcext:value-type="float">
            <text:p>126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7 05:55: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8 05:30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8 05:35: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7-08 05:41:0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40" calcext:value-type="float">
            <text:p>14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8-14 11:04:00</text:p>
          </table:table-cell>
          <table:table-cell table:style-name="ce9" office:value-type="float" office:value="106" calcext:value-type="float">
            <text:p>106</text:p>
          </table:table-cell>
          <table:table-cell table:style-name="ce9" office:value-type="float" office:value="42" calcext:value-type="float">
            <text:p>4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8-14 11:09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99" calcext:value-type="float">
            <text:p>99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08-14 11:14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10-05 15:56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10-05 15:57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51" calcext:value-type="float">
            <text:p>51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2932436</text:p>
          </table:table-cell>
          <table:table-cell table:style-name="ce1" office:value-type="string" calcext:value-type="string">
            <text:p>2025-10-05 15:59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018513</text:p>
          </table:table-cell>
          <table:table-cell table:style-name="ce3" office:value-type="string" calcext:value-type="string">
            <text:p>2025-09-15 15:44:00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63" calcext:value-type="float">
            <text:p>63</text:p>
          </table:table-cell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018513</text:p>
          </table:table-cell>
          <table:table-cell table:style-name="ce3" office:value-type="string" calcext:value-type="string">
            <text:p>2025-09-15 15:45:00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65" calcext:value-type="float">
            <text:p>65</text:p>
          </table:table-cell>
          <table:table-cell table:style-name="ce3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018513</text:p>
          </table:table-cell>
          <table:table-cell table:style-name="ce3" office:value-type="string" calcext:value-type="string">
            <text:p>2025-09-15 15:46:00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65" calcext:value-type="float">
            <text:p>65</text:p>
          </table:table-cell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018513</text:p>
          </table:table-cell>
          <table:table-cell table:style-name="ce3" office:value-type="string" calcext:value-type="string">
            <text:p>2025-10-27 13:17:00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63" calcext:value-type="float">
            <text:p>63</text:p>
          </table:table-cell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018513</text:p>
          </table:table-cell>
          <table:table-cell table:style-name="ce3" office:value-type="string" calcext:value-type="string">
            <text:p>2025-10-27 13:18:0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66" calcext:value-type="float">
            <text:p>66</text:p>
          </table:table-cell>
          <table:table-cell table:style-name="ce3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3018513</text:p>
          </table:table-cell>
          <table:table-cell table:style-name="ce3" office:value-type="string" calcext:value-type="string">
            <text:p>2025-10-27 13:20:00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69" calcext:value-type="float">
            <text:p>69</text:p>
          </table:table-cell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12 09:58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1 12:03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1 12:06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466559</text:p>
          </table:table-cell>
          <table:table-cell table:style-name="ce6" office:value-type="string" calcext:value-type="string">
            <text:p>2025-02-21 12:08: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6"/>
          <table:table-cell table:style-name="ce6" office:value-type="string" calcext:value-type="string">
            <text:p>Standing</text:p>
          </table:table-cell>
          <table:table-cell table:style-name="ce6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1 13:12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1 13:14: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466559</text:p>
          </table:table-cell>
          <table:table-cell table:style-name="ce6" office:value-type="string" calcext:value-type="string">
            <text:p>2025-02-21 13:15: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6"/>
          <table:table-cell table:style-name="ce6" office:value-type="string" calcext:value-type="string">
            <text:p>Standing</text:p>
          </table:table-cell>
          <table:table-cell table:style-name="ce6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1 13:16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46" calcext:value-type="float">
            <text:p>4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2 14:45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2 14:48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66" calcext:value-type="float">
            <text:p>6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466559</text:p>
          </table:table-cell>
          <table:table-cell table:style-name="ce6" office:value-type="string" calcext:value-type="string">
            <text:p>2025-02-22 14:49: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6"/>
          <table:table-cell table:style-name="ce6" office:value-type="string" calcext:value-type="string">
            <text:p>Standing</text:p>
          </table:table-cell>
          <table:table-cell table:style-name="ce6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2 14:56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3 11:53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3 11:56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69" calcext:value-type="float">
            <text:p>6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466559</text:p>
          </table:table-cell>
          <table:table-cell table:style-name="ce6" office:value-type="string" calcext:value-type="string">
            <text:p>2025-02-23 11:58: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6"/>
          <table:table-cell table:style-name="ce6" office:value-type="string" calcext:value-type="string">
            <text:p>Standing</text:p>
          </table:table-cell>
          <table:table-cell table:style-name="ce6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4 09:00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4 09:03:00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50" calcext:value-type="float">
            <text:p>5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466559</text:p>
          </table:table-cell>
          <table:table-cell table:style-name="ce6" office:value-type="string" calcext:value-type="string">
            <text:p>2025-02-24 09:05: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0" calcext:value-type="float">
            <text:p>20</text:p>
          </table:table-cell>
          <table:table-cell table:style-name="ce6"/>
          <table:table-cell table:style-name="ce6" office:value-type="string" calcext:value-type="string">
            <text:p>Standing</text:p>
          </table:table-cell>
          <table:table-cell table:style-name="ce6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4 16:10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4 16:13:00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4 16:16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4 16:30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72" calcext:value-type="float">
            <text:p>7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4 16:42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5 10:18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5 10:21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5 10:24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6 13:00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91" calcext:value-type="float">
            <text:p>9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6 13:03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8 17:09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2-28 17:11:00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3" office:value-type="string" calcext:value-type="string">
            <text:p>2025-02-28 17:13: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3 12:48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3 12:50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3 12:53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5 21:30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5 21:31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5 21:35:00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31" calcext:value-type="float">
            <text:p>3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7 08:36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103" calcext:value-type="float">
            <text:p>10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7 08:39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3" calcext:value-type="float">
            <text:p>83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7 08:42:00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3-07 08:50:0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4 14:55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4 14:58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4 15:01:00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49" calcext:value-type="float">
            <text:p>49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5 11:45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5 11:48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5 11:51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51" calcext:value-type="float">
            <text:p>5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5 12:05:00</text:p>
          </table:table-cell>
          <table:table-cell table:style-name="ce9" office:value-type="float" office:value="133" calcext:value-type="float">
            <text:p>133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6 11:06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6 11:08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6 11:10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99" calcext:value-type="float">
            <text:p>99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7 10:20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7 10:23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53" calcext:value-type="float">
            <text:p>5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7 10:26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8 05:33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8 05:36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3" office:value-type="string" calcext:value-type="string">
            <text:p>2025-04-18 05:38: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8 05:40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8 05:46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92" calcext:value-type="float">
            <text:p>9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9 08:30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62" calcext:value-type="float">
            <text:p>6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19 08:33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0 06:15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0 06:17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0 06:19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94" calcext:value-type="float">
            <text:p>94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0 08:15:00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0 08:30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69" calcext:value-type="float">
            <text:p>6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0 08:32:00</text:p>
          </table:table-cell>
          <table:table-cell table:style-name="ce9" office:value-type="float" office:value="129" calcext:value-type="float">
            <text:p>129</text:p>
          </table:table-cell>
          <table:table-cell table:style-name="ce9" office:value-type="float" office:value="97" calcext:value-type="float">
            <text:p>97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0 08:34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1 07:54:00</text:p>
          </table:table-cell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77" calcext:value-type="float">
            <text:p>7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1 07:57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3" office:value-type="string" calcext:value-type="string">
            <text:p>2025-04-21 07:58: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20" calcext:value-type="float">
            <text:p>20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1 10:00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57" calcext:value-type="float">
            <text:p>57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1 10:04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1 10:09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2 08:40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2 08:45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87" calcext:value-type="float">
            <text:p>8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2 08:50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2 20:2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2 20:28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2 20:31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3 09:54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3 09:55:00</text:p>
          </table:table-cell>
          <table:table-cell table:style-name="ce9" office:value-type="float" office:value="118" calcext:value-type="float">
            <text:p>118</text:p>
          </table:table-cell>
          <table:table-cell table:style-name="ce9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4-23 09:56:00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1 22:38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1 22:42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1 22:47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2 08:48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2 08:50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2 08:51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54" calcext:value-type="float">
            <text:p>54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2 08:53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3 08:42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3 08:46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3 08:50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71" calcext:value-type="float">
            <text:p>7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4 08:55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94" calcext:value-type="float">
            <text:p>94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4 08:59:00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4 09:03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4 11:36:00</text:p>
          </table:table-cell>
          <table:table-cell table:style-name="ce9" office:value-type="float" office:value="143" calcext:value-type="float">
            <text:p>143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4 11:38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4 11:40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4 11:41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90" calcext:value-type="float">
            <text:p>90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5 10:03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5 10:07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5 10:11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6 11:21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6 11:23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78" calcext:value-type="float">
            <text:p>78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66559</text:p>
          </table:table-cell>
          <table:table-cell table:style-name="ce1" office:value-type="string" calcext:value-type="string">
            <text:p>2025-06-26 11:25:0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3 11:17: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3 11:20:0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43" calcext:value-type="float">
            <text:p>4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3 11:23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3 21:05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3 21:07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3 21:09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4 18:34:00</text:p>
          </table:table-cell>
          <table:table-cell table:style-name="ce9" office:value-type="float" office:value="165" calcext:value-type="float">
            <text:p>165</text:p>
          </table:table-cell>
          <table:table-cell table:style-name="ce9" office:value-type="float" office:value="47" calcext:value-type="float">
            <text:p>47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4 18:39:00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4 18:43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4 23:00:00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4 23:02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53" calcext:value-type="float">
            <text:p>5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4 23:04:00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5 21:19:00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5 21:21:00</text:p>
          </table:table-cell>
          <table:table-cell table:style-name="ce9" office:value-type="float" office:value="167" calcext:value-type="float">
            <text:p>167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5-15 21:23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7-17 14:50:00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60" calcext:value-type="float">
            <text:p>6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7-17 14:53:00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07-17 14:56:00</text:p>
          </table:table-cell>
          <table:table-cell table:style-name="ce9" office:value-type="float" office:value="127" calcext:value-type="float">
            <text:p>127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10-08 08:38:00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48" calcext:value-type="float">
            <text:p>48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10-08 08:40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10-08 08:42:00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10-08 15:13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10-08 15:28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49" calcext:value-type="float">
            <text:p>4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10-08 15:30:00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52058</text:p>
          </table:table-cell>
          <table:table-cell table:style-name="ce1" office:value-type="string" calcext:value-type="string">
            <text:p>2025-10-08 15:33:00</text:p>
          </table:table-cell>
          <table:table-cell table:style-name="ce9" office:value-type="float" office:value="125" calcext:value-type="float">
            <text:p>125</text:p>
          </table:table-cell>
          <table:table-cell table:style-name="ce9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4791504</text:p>
          </table:table-cell>
          <table:table-cell table:style-name="ce1" office:value-type="string" calcext:value-type="string">
            <text:p>2025-10-27 14:31:0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6" calcext:value-type="float">
            <text:p>5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91504</text:p>
          </table:table-cell>
          <table:table-cell table:style-name="ce1" office:value-type="string" calcext:value-type="string">
            <text:p>2025-10-27 14:33:0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43" calcext:value-type="float">
            <text:p>4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91504</text:p>
          </table:table-cell>
          <table:table-cell table:style-name="ce1" office:value-type="string" calcext:value-type="string">
            <text:p>2025-10-27 14:35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47" calcext:value-type="float">
            <text:p>4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4791504</text:p>
          </table:table-cell>
          <table:table-cell table:style-name="ce3" office:value-type="string" calcext:value-type="string">
            <text:p>2025-12-01 22:56:00</text:p>
          </table:table-cell>
          <table:table-cell table:style-name="ce8" office:value-type="float" office:value="120" calcext:value-type="float">
            <text:p>120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62" calcext:value-type="float">
            <text:p>6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91504</text:p>
          </table:table-cell>
          <table:table-cell table:style-name="ce3" office:value-type="string" calcext:value-type="string">
            <text:p>2025-12-01 22:56:00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60" calcext:value-type="float">
            <text:p>6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791504</text:p>
          </table:table-cell>
          <table:table-cell table:style-name="ce3" office:value-type="string" calcext:value-type="string">
            <text:p>2025-12-01 22:56:00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83" calcext:value-type="float">
            <text:p>8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6 22:56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6 22:58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56" calcext:value-type="float">
            <text:p>5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6 23:00:0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05:30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05:33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8" calcext:value-type="float">
            <text:p>68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09:40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09:43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09:46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09:49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68" calcext:value-type="float">
            <text:p>6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22:53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59" calcext:value-type="float">
            <text:p>5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22:56:00</text:p>
          </table:table-cell>
          <table:table-cell table:style-name="ce9" office:value-type="float" office:value="104" calcext:value-type="float">
            <text:p>104</text:p>
          </table:table-cell>
          <table:table-cell table:style-name="ce9" office:value-type="float" office:value="57" calcext:value-type="float">
            <text:p>5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8 22:59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9 07:30:00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73" calcext:value-type="float">
            <text:p>73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9 07:35:00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84" calcext:value-type="float">
            <text:p>8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29 07:40:00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30 05:10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30 05:13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30 05:16:00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60" calcext:value-type="float">
            <text:p>60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30 21:56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61" calcext:value-type="float">
            <text:p>61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30 21:57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6-30 21:58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1 08:29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66" calcext:value-type="float">
            <text:p>66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1 08:32:00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1 08:36:00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2 05:25:00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float" office:value="51" calcext:value-type="float">
            <text:p>5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2 05:27:00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2 05:30:00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52" calcext:value-type="float">
            <text:p>5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2 12:15:00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2 12:18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2 12:21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78" calcext:value-type="float">
            <text:p>7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3 05:00:00</text:p>
          </table:table-cell>
          <table:table-cell table:style-name="ce9" office:value-type="float" office:value="103" calcext:value-type="float">
            <text:p>103</text:p>
          </table:table-cell>
          <table:table-cell table:style-name="ce9" office:value-type="float" office:value="54" calcext:value-type="float">
            <text:p>5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3 05:02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3 05:06:00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3 09:15:00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float" office:value="62" calcext:value-type="float">
            <text:p>6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3 09:20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3" calcext:value-type="float">
            <text:p>63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07-03 09:22:00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float" office:value="58" calcext:value-type="float">
            <text:p>58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10-29 08:47:00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71" calcext:value-type="float">
            <text:p>71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10-29 08:53:00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75" calcext:value-type="float">
            <text:p>7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1" office:value-type="string" calcext:value-type="string">
            <text:p>2025-10-29 08:57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5" office:value-type="date" office:date-value="2025-12-08T08:47:00" calcext:value-type="date">
            <text:p>2025-12-08 8:47:00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5" office:value-type="date" office:date-value="2025-12-08T08:53:00" calcext:value-type="date">
            <text:p>2025-12-08 8:53:00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5" office:value-type="date" office:date-value="2025-12-08T08:57:00" calcext:value-type="date">
            <text:p>2025-12-08 8:57:0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73" calcext:value-type="float">
            <text:p>73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5" office:value-type="date" office:date-value="2025-12-08T08:47:00" calcext:value-type="date">
            <text:p>2025-12-08 8:47:0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82" calcext:value-type="float">
            <text:p>82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5" office:value-type="date" office:date-value="2025-12-08T08:53:00" calcext:value-type="date">
            <text:p>2025-12-08 8:53:00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80" calcext:value-type="float">
            <text:p>8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868119</text:p>
          </table:table-cell>
          <table:table-cell table:style-name="ce5" office:value-type="date" office:date-value="2025-12-08T08:57:00" calcext:value-type="date">
            <text:p>2025-12-08 8:57:00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77" calcext:value-type="float">
            <text:p>77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5 15:18:00</text:p>
          </table:table-cell>
          <table:table-cell table:style-name="ce9" office:value-type="float" office:value="178" calcext:value-type="float">
            <text:p>178</text:p>
          </table:table-cell>
          <table:table-cell table:style-name="ce9" office:value-type="float" office:value="89" calcext:value-type="float">
            <text:p>89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5 15:20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5 15:23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72" calcext:value-type="float">
            <text:p>72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5 20:34:0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5 20:37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5 20:40:00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float" office:value="65" calcext:value-type="float">
            <text:p>6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5 20:45:00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6 09:30:00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96" calcext:value-type="float">
            <text:p>96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6 09:35:00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6 09:40:00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float" office:value="65" calcext:value-type="float">
            <text:p>65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7 06:25:0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7 06:30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7 06:35:00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7 10:15:00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93" calcext:value-type="float">
            <text:p>93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7 10:20:00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7 10:25: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5" calcext:value-type="float">
            <text:p>55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8 08:30:00</text:p>
          </table:table-cell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98" calcext:value-type="float">
            <text:p>98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8 08:33: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86" calcext:value-type="float">
            <text:p>86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8 08:36:00</text:p>
          </table:table-cell>
          <table:table-cell table:style-name="ce9" office:value-type="float" office:value="116" calcext:value-type="float">
            <text:p>116</text:p>
          </table:table-cell>
          <table:table-cell table:style-name="ce9" office:value-type="float" office:value="80" calcext:value-type="float">
            <text:p>80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8 20:00:00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85" calcext:value-type="float">
            <text:p>85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8 20:03:00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02" calcext:value-type="float">
            <text:p>102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8 20:06:00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9 09:54:00</text:p>
          </table:table-cell>
          <table:table-cell table:style-name="ce9" office:value-type="float" office:value="144" calcext:value-type="float">
            <text:p>144</text:p>
          </table:table-cell>
          <table:table-cell table:style-name="ce9" office:value-type="float" office:value="85" calcext:value-type="float">
            <text:p>8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9 09:57:00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79" calcext:value-type="float">
            <text:p>79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9 10:00:00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58" calcext:value-type="float">
            <text:p>58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19 10:01:00</text:p>
          </table:table-cell>
          <table:table-cell table:style-name="ce9" office:value-type="float" office:value="107" calcext:value-type="float">
            <text:p>107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05:35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82" calcext:value-type="float">
            <text:p>8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05:40:00</text:p>
          </table:table-cell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84" calcext:value-type="float">
            <text:p>84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05:50:00</text:p>
          </table:table-cell>
          <table:table-cell table:style-name="ce9" office:value-type="float" office:value="153" calcext:value-type="float">
            <text:p>153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12:30:00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85" calcext:value-type="float">
            <text:p>85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12:33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91" calcext:value-type="float">
            <text:p>91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12:36:00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55" calcext:value-type="float">
            <text:p>55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22:42:00</text:p>
          </table:table-cell>
          <table:table-cell table:style-name="ce9" office:value-type="float" office:value="170" calcext:value-type="float">
            <text:p>170</text:p>
          </table:table-cell>
          <table:table-cell table:style-name="ce9" office:value-type="float" office:value="88" calcext:value-type="float">
            <text:p>88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22:45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81" calcext:value-type="float">
            <text:p>81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0 22:48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64" calcext:value-type="float">
            <text:p>64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1 11:46:0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74" calcext:value-type="float">
            <text:p>74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1 11:48:00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75" calcext:value-type="float">
            <text:p>75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1 11:50:00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76" calcext:value-type="float">
            <text:p>76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1 11:53:00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86" calcext:value-type="float">
            <text:p>86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2 12:30:00</text:p>
          </table:table-cell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2 12:33:0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90" calcext:value-type="float">
            <text:p>90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2 12:36:00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float" office:value="70" calcext:value-type="float">
            <text:p>70</text:p>
          </table:table-cell>
          <table:table-cell table:style-name="ce3"/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3 06:07:00</text:p>
          </table:table-cell>
          <table:table-cell table:style-name="ce9" office:value-type="float" office:value="157" calcext:value-type="float">
            <text:p>157</text:p>
          </table:table-cell>
          <table:table-cell table:style-name="ce9" office:value-type="float" office:value="70" calcext:value-type="float">
            <text:p>70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3 06:10:00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74" calcext:value-type="float">
            <text:p>74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3 06:12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3 06:13:00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63" calcext:value-type="float">
            <text:p>63</text:p>
          </table:table-cell>
          <table:table-cell table:style-name="ce3"/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3 10:31:0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79" calcext:value-type="float">
            <text:p>79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3 10:36:00</text:p>
          </table:table-cell>
          <table:table-cell table:style-name="ce9" office:value-type="float" office:value="141" calcext:value-type="float">
            <text:p>141</text:p>
          </table:table-cell>
          <table:table-cell table:style-name="ce9" office:value-type="float" office:value="85" calcext:value-type="float">
            <text:p>85</text:p>
          </table:table-cell>
          <table:table-cell table:style-name="ce3"/>
          <table:table-cell table:style-name="ce1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E4909045</text:p>
          </table:table-cell>
          <table:table-cell table:style-name="ce1" office:value-type="string" calcext:value-type="string">
            <text:p>2025-10-23 10:39:00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67" calcext:value-type="float">
            <text:p>67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839398</text:p>
          </table:table-cell>
          <table:table-cell table:style-name="ce7" office:value-type="string" calcext:value-type="string">
            <text:p>2025-04-02 10:00:00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10" calcext:value-type="float">
            <text:p>110</text:p>
          </table:table-cell>
          <table:table-cell table:style-name="ce2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839398</text:p>
          </table:table-cell>
          <table:table-cell table:style-name="ce7" office:value-type="string" calcext:value-type="string">
            <text:p>2025-04-02 10:02: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64" calcext:value-type="float">
            <text:p>64</text:p>
          </table:table-cell>
          <table:table-cell table:style-name="ce2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839398</text:p>
          </table:table-cell>
          <table:table-cell table:style-name="ce7" office:value-type="string" calcext:value-type="string">
            <text:p>2025-04-02 10:05:0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7" calcext:value-type="float">
            <text:p>67</text:p>
          </table:table-cell>
          <table:table-cell table:style-name="ce2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69638</text:p>
          </table:table-cell>
          <table:table-cell table:style-name="ce8" office:value-type="string" calcext:value-type="string">
            <text:p>2025-04-15 13:58:0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04" calcext:value-type="float">
            <text:p>104</text:p>
          </table:table-cell>
          <table:table-cell table:style-name="ce3"/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69638</text:p>
          </table:table-cell>
          <table:table-cell table:style-name="ce8" office:value-type="string" calcext:value-type="string">
            <text:p>2025-04-15 14:00:00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93" calcext:value-type="float">
            <text:p>93</text:p>
          </table:table-cell>
          <table:table-cell table:style-name="ce3"/>
          <table:table-cell table:style-name="ce3" office:value-type="string" calcext:value-type="string">
            <text:p>Sitt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69638</text:p>
          </table:table-cell>
          <table:table-cell table:style-name="ce8" office:value-type="string" calcext:value-type="string">
            <text:p>2025-04-15 14:02:00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88" calcext:value-type="float">
            <text:p>88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69638</text:p>
          </table:table-cell>
          <table:table-cell table:style-name="ce8" office:value-type="string" calcext:value-type="string">
            <text:p>2025-04-15 14:03:00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91" calcext:value-type="float">
            <text:p>91</text:p>
          </table:table-cell>
          <table:table-cell table:style-name="ce3"/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r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69638</text:p>
          </table:table-cell>
          <table:table-cell table:style-name="ce8" office:value-type="string" calcext:value-type="string">
            <text:p>2025-05-01 14:37:0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5" calcext:value-type="float">
            <text:p>85</text:p>
          </table:table-cell>
          <table:table-cell table:style-name="ce3" office:value-type="string" calcext:value-type="string">
            <text:p>Ly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69638</text:p>
          </table:table-cell>
          <table:table-cell table:style-name="ce8" office:value-type="string" calcext:value-type="string">
            <text:p>2025-05-01 14:41:00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84" calcext:value-type="float">
            <text:p>84</text:p>
          </table:table-cell>
          <table:table-cell table:style-name="ce3" office:value-type="string" calcext:value-type="string">
            <text:p>Sitt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2569638</text:p>
          </table:table-cell>
          <table:table-cell table:style-name="ce8" office:value-type="string" calcext:value-type="string">
            <text:p>2025-05-01 14:42:0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91" calcext:value-type="float">
            <text:p>91</text:p>
          </table:table-cell>
          <table:table-cell table:style-name="ce3" office:value-type="string" calcext:value-type="string">
            <text:p>Standing</text:p>
          </table:table-cell>
          <table:table-cell table:style-name="ce3" office:value-type="string" calcext:value-type="string">
            <text:p>post</text:p>
          </table:table-cell>
          <table:table-cell table:number-columns-repeated="1017"/>
        </table:table-row>
        <table:table-row table:style-name="ro2" table:number-rows-repeated="10466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>
            <text:p>Patient ID</text:p>
          </table:table-cell>
          <table:table-cell table:style-name="ce12" office:value-type="string" calcext:value-type="string">
            <text:p>Patient </text:p>
          </table:table-cell>
          <table:table-cell table:style-name="ce12" office:value-type="string" calcext:value-type="string">
            <text:p>Mean Pre Orthostatic Systolic BP</text:p>
          </table:table-cell>
          <table:table-cell table:style-name="ce12" office:value-type="string" calcext:value-type="string">
            <text:p>Mean Post Orthostatic Systolic BP</text:p>
          </table:table-cell>
          <table:table-cell table:style-name="ce12" office:value-type="string" calcext:value-type="string">
            <text:p>Pre–Post Δ Orthostatic Systolic BP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000062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25.5" calcext:value-type="float">
            <text:p>25.5</text:p>
          </table:table-cell>
          <table:table-cell table:style-name="ce18" office:value-type="float" office:value="54.5" calcext:value-type="float">
            <text:p>54.5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087852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10.3333333333333" calcext:value-type="float">
            <text:p>10.333333333333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.33333333333333" calcext:value-type="float">
            <text:p>3.3333333333333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227930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6.5" calcext:value-type="float">
            <text:p>6.5</text:p>
          </table:table-cell>
          <table:table-cell table:style-name="ce18" office:value-type="float" office:value="13.5" calcext:value-type="float">
            <text:p>13.5</text:p>
          </table:table-cell>
          <table:table-cell table:number-columns-repeated="3"/>
          <table:table-cell>
            <draw:frame table:end-cell-address="Sheet3.R22" table:end-x="55.62pt" table:end-y="4.45pt" draw:z-index="0" draw:name="Chart 1" draw:style-name="gr1" draw:text-style-name="P1" svg:width="639.72pt" svg:height="278.22pt" svg:x="47.25pt" svg:y="9.75pt">
              <draw:object draw:notify-on-update-of-ranges="Sheet3.C39:Sheet3.C39 Sheet3.D39:Sheet3.D3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E136635</text:p>
          </table:table-cell>
          <table:table-cell table:style-name="ce16" office:value-type="float" office:value="4" calcext:value-type="float">
            <text:p>4</text:p>
          </table:table-cell>
          <table:table-cell table:style-name="ce18" office:value-type="float" office:value="30.5882352941177" calcext:value-type="float">
            <text:p>30.5882352941177</text:p>
          </table:table-cell>
          <table:table-cell table:style-name="ce18" office:value-type="float" office:value="32.7647058823529" calcext:value-type="float">
            <text:p>32.7647058823529</text:p>
          </table:table-cell>
          <table:table-cell table:style-name="ce18" office:value-type="float" office:value="-2.17647058823529" calcext:value-type="float">
            <text:p>-2.17647058823529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493547</text:p>
          </table:table-cell>
          <table:table-cell table:style-name="ce16" office:value-type="float" office:value="5" calcext:value-type="float">
            <text:p>5</text:p>
          </table:table-cell>
          <table:table-cell table:style-name="ce18" office:value-type="float" office:value="55.6666666666667" calcext:value-type="float">
            <text:p>55.6666666666667</text:p>
          </table:table-cell>
          <table:table-cell table:style-name="ce18" office:value-type="float" office:value="44.3" calcext:value-type="float">
            <text:p>44.3</text:p>
          </table:table-cell>
          <table:table-cell table:style-name="ce18" office:value-type="float" office:value="11.3666666666667" calcext:value-type="float">
            <text:p>11.3666666666667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685922</text:p>
          </table:table-cell>
          <table:table-cell table:style-name="ce16" office:value-type="float" office:value="6" calcext:value-type="float">
            <text:p>6</text:p>
          </table:table-cell>
          <table:table-cell table:style-name="ce18" office:value-type="float" office:value="38.9583333333333" calcext:value-type="float">
            <text:p>38.9583333333333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4.9583333333333" calcext:value-type="float">
            <text:p>14.958333333333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912896</text:p>
          </table:table-cell>
          <table:table-cell table:style-name="ce16" office:value-type="float" office:value="7" calcext:value-type="float">
            <text:p>7</text:p>
          </table:table-cell>
          <table:table-cell table:style-name="ce18" office:value-type="float" office:value="39.5882352941176" calcext:value-type="float">
            <text:p>39.5882352941176</text:p>
          </table:table-cell>
          <table:table-cell table:style-name="ce18" office:value-type="float" office:value="21.75" calcext:value-type="float">
            <text:p>21.75</text:p>
          </table:table-cell>
          <table:table-cell table:style-name="ce18" office:value-type="float" office:value="17.8382352941176" calcext:value-type="float">
            <text:p>17.8382352941176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976264</text:p>
          </table:table-cell>
          <table:table-cell table:style-name="ce16" office:value-type="float" office:value="8" calcext:value-type="float">
            <text:p>8</text:p>
          </table:table-cell>
          <table:table-cell table:style-name="ce18" office:value-type="float" office:value="28.3333333333333" calcext:value-type="float">
            <text:p>28.3333333333333</text:p>
          </table:table-cell>
          <table:table-cell table:style-name="ce18" office:value-type="float" office:value="-0.666666666666667" calcext:value-type="float">
            <text:p>-0.666666666666667</text:p>
          </table:table-cell>
          <table:table-cell table:style-name="ce18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027859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101192</text:p>
          </table:table-cell>
          <table:table-cell table:style-name="ce16" office:value-type="float" office:value="10" calcext:value-type="float">
            <text:p>10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318105</text:p>
          </table:table-cell>
          <table:table-cell table:style-name="ce8" office:value-type="float" office:value="11" calcext:value-type="float">
            <text:p>11</text:p>
          </table:table-cell>
          <table:table-cell table:style-name="ce18" office:value-type="float" office:value="37.375" calcext:value-type="float">
            <text:p>37.375</text:p>
          </table:table-cell>
          <table:table-cell table:style-name="ce18" office:value-type="float" office:value="51.6538461538462" calcext:value-type="float">
            <text:p>51.6538461538462</text:p>
          </table:table-cell>
          <table:table-cell table:style-name="ce18" office:value-type="float" office:value="-14.2788461538462" calcext:value-type="float">
            <text:p>-14.278846153846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464750</text:p>
          </table:table-cell>
          <table:table-cell table:style-name="ce8" office:value-type="float" office:value="12" calcext:value-type="float">
            <text:p>12</text:p>
          </table:table-cell>
          <table:table-cell table:style-name="ce18" office:value-type="float" office:value="32.6666666666667" calcext:value-type="float">
            <text:p>32.6666666666667</text:p>
          </table:table-cell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-3.33333333333334" calcext:value-type="float">
            <text:p>-3.33333333333334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470089</text:p>
          </table:table-cell>
          <table:table-cell table:style-name="ce8" office:value-type="float" office:value="13" calcext:value-type="float">
            <text:p>13</text:p>
          </table:table-cell>
          <table:table-cell table:style-name="ce18" office:value-type="float" office:value="55.1538461538462" calcext:value-type="float">
            <text:p>55.153846153846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41.1538461538462" calcext:value-type="float">
            <text:p>41.153846153846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479375</text:p>
          </table:table-cell>
          <table:table-cell table:style-name="ce8" office:value-type="float" office:value="14" calcext:value-type="float">
            <text:p>14</text:p>
          </table:table-cell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489109</text:p>
          </table:table-cell>
          <table:table-cell table:style-name="ce8" office:value-type="float" office:value="15" calcext:value-type="float">
            <text:p>15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30.5" calcext:value-type="float">
            <text:p>30.5</text:p>
          </table:table-cell>
          <table:table-cell table:style-name="ce18" office:value-type="float" office:value="-3.5" calcext:value-type="float">
            <text:p>-3.5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548413</text:p>
          </table:table-cell>
          <table:table-cell table:style-name="ce8" office:value-type="float" office:value="16" calcext:value-type="float">
            <text:p>16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569638</text:p>
          </table:table-cell>
          <table:table-cell table:style-name="ce8" office:value-type="float" office:value="17" calcext:value-type="float">
            <text:p>17</text:p>
          </table:table-cell>
          <table:table-cell table:style-name="ce18" office:value-type="float" office:value="17.5" calcext:value-type="float">
            <text:p>17.5</text:p>
          </table:table-cell>
          <table:table-cell table:style-name="ce18" office:value-type="float" office:value="15.6666666666667" calcext:value-type="float">
            <text:p>15.6666666666667</text:p>
          </table:table-cell>
          <table:table-cell table:style-name="ce18" office:value-type="float" office:value="1.83333333333333" calcext:value-type="float">
            <text:p>1.8333333333333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604010</text:p>
          </table:table-cell>
          <table:table-cell table:style-name="ce8" office:value-type="float" office:value="18" calcext:value-type="float">
            <text:p>18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76648</text:p>
          </table:table-cell>
          <table:table-cell table:style-name="ce8" office:value-type="float" office:value="19" calcext:value-type="float">
            <text:p>19</text:p>
          </table:table-cell>
          <table:table-cell table:style-name="ce18" office:value-type="float" office:value="0.875" calcext:value-type="float">
            <text:p>0.875</text:p>
          </table:table-cell>
          <table:table-cell table:style-name="ce18" office:value-type="float" office:value="23.5" calcext:value-type="float">
            <text:p>23.5</text:p>
          </table:table-cell>
          <table:table-cell table:style-name="ce18" office:value-type="float" office:value="-22.625" calcext:value-type="float">
            <text:p>-22.625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831274</text:p>
          </table:table-cell>
          <table:table-cell table:style-name="ce8" office:value-type="float" office:value="20" calcext:value-type="float">
            <text:p>20</text:p>
          </table:table-cell>
          <table:table-cell table:style-name="ce18" office:value-type="float" office:value="13.3571428571429" calcext:value-type="float">
            <text:p>13.3571428571429</text:p>
          </table:table-cell>
          <table:table-cell table:style-name="ce18" office:value-type="float" office:value="0.8" calcext:value-type="float">
            <text:p>0.8</text:p>
          </table:table-cell>
          <table:table-cell table:style-name="ce18" office:value-type="float" office:value="12.5571428571429" calcext:value-type="float">
            <text:p>12.5571428571429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871516</text:p>
          </table:table-cell>
          <table:table-cell table:style-name="ce8" office:value-type="float" office:value="21" calcext:value-type="float">
            <text:p>21</text:p>
          </table:table-cell>
          <table:table-cell table:style-name="ce18" office:value-type="float" office:value="49.9090909090909" calcext:value-type="float">
            <text:p>49.9090909090909</text:p>
          </table:table-cell>
          <table:table-cell table:style-name="ce18" office:value-type="float" office:value="20.2" calcext:value-type="float">
            <text:p>20.2</text:p>
          </table:table-cell>
          <table:table-cell table:style-name="ce18" office:value-type="float" office:value="29.7090909090909" calcext:value-type="float">
            <text:p>29.7090909090909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932436</text:p>
          </table:table-cell>
          <table:table-cell table:style-name="ce8" office:value-type="float" office:value="22" calcext:value-type="float">
            <text:p>22</text:p>
          </table:table-cell>
          <table:table-cell table:style-name="ce18" office:value-type="float" office:value="37.8571428571429" calcext:value-type="float">
            <text:p>37.8571428571429</text:p>
          </table:table-cell>
          <table:table-cell table:style-name="ce18" office:value-type="float" office:value="30.6285714285714" calcext:value-type="float">
            <text:p>30.6285714285714</text:p>
          </table:table-cell>
          <table:table-cell table:style-name="ce18" office:value-type="float" office:value="7.22857142857142" calcext:value-type="float">
            <text:p>7.2285714285714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311394</text:p>
          </table:table-cell>
          <table:table-cell table:style-name="ce8" office:value-type="float" office:value="23" calcext:value-type="float">
            <text:p>23</text:p>
          </table:table-cell>
          <table:table-cell table:style-name="ce18" office:value-type="float" office:value="79" calcext:value-type="float">
            <text:p>79</text:p>
          </table:table-cell>
          <table:table-cell table:style-name="ce20" table:number-columns-repeated="2"/>
          <table:table-cell/>
          <table:table-cell>
            <draw:frame table:end-cell-address="Sheet3.R54" table:end-x="44.31pt" table:end-y="4.45pt" draw:z-index="1" draw:name="Chart 2" draw:style-name="gr1" draw:text-style-name="P1" svg:width="759.71pt" svg:height="470.21pt" svg:x="56.24pt" svg:y="6.75pt">
              <draw:object draw:notify-on-update-of-ranges="Sheet3.B2:Sheet3.B38 Sheet3.C1:Sheet3.C1 Sheet3.C2:Sheet3.C38 Sheet3.D1:Sheet3.D1 Sheet3.D2:Sheet3.D3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E3235226</text:p>
          </table:table-cell>
          <table:table-cell table:style-name="ce8" office:value-type="float" office:value="24" calcext:value-type="float">
            <text:p>24</text:p>
          </table:table-cell>
          <table:table-cell table:style-name="ce18" office:value-type="float" office:value="35.8695652173913" calcext:value-type="float">
            <text:p>35.8695652173913</text:p>
          </table:table-cell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12.8695652173913" calcext:value-type="float">
            <text:p>12.869565217391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3910460</text:p>
          </table:table-cell>
          <table:table-cell table:style-name="ce8" office:value-type="float" office:value="25" calcext:value-type="float">
            <text:p>25</text:p>
          </table:table-cell>
          <table:table-cell table:style-name="ce18" office:value-type="float" office:value="61.2352941176471" calcext:value-type="float">
            <text:p>61.2352941176471</text:p>
          </table:table-cell>
          <table:table-cell table:style-name="ce18" office:value-type="float" office:value="35.6363636363636" calcext:value-type="float">
            <text:p>35.6363636363636</text:p>
          </table:table-cell>
          <table:table-cell table:style-name="ce18" office:value-type="float" office:value="25.5989304812834" calcext:value-type="float">
            <text:p>25.5989304812834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3936196</text:p>
          </table:table-cell>
          <table:table-cell table:style-name="ce8" office:value-type="float" office:value="26" calcext:value-type="float">
            <text:p>26</text:p>
          </table:table-cell>
          <table:table-cell table:style-name="ce18" office:value-type="float" office:value="49.625" calcext:value-type="float">
            <text:p>49.625</text:p>
          </table:table-cell>
          <table:table-cell table:style-name="ce18" office:value-type="float" office:value="39.25" calcext:value-type="float">
            <text:p>39.25</text:p>
          </table:table-cell>
          <table:table-cell table:style-name="ce18" office:value-type="float" office:value="10.375" calcext:value-type="float">
            <text:p>10.375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194920</text:p>
          </table:table-cell>
          <table:table-cell table:style-name="ce8" office:value-type="float" office:value="27" calcext:value-type="float">
            <text:p>27</text:p>
          </table:table-cell>
          <table:table-cell table:style-name="ce18" office:value-type="float" office:value="47.5" calcext:value-type="float">
            <text:p>47.5</text:p>
          </table:table-cell>
          <table:table-cell table:style-name="ce18" office:value-type="float" office:value="18.2" calcext:value-type="float">
            <text:p>18.2</text:p>
          </table:table-cell>
          <table:table-cell table:style-name="ce18" office:value-type="float" office:value="29.3" calcext:value-type="float">
            <text:p>29.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256828</text:p>
          </table:table-cell>
          <table:table-cell table:style-name="ce8" office:value-type="float" office:value="28" calcext:value-type="float">
            <text:p>28</text:p>
          </table:table-cell>
          <table:table-cell table:style-name="ce18" office:value-type="float" office:value="86.875" calcext:value-type="float">
            <text:p>86.875</text:p>
          </table:table-cell>
          <table:table-cell table:style-name="ce18" office:value-type="float" office:value="75.55" calcext:value-type="float">
            <text:p>75.55</text:p>
          </table:table-cell>
          <table:table-cell table:style-name="ce18" office:value-type="float" office:value="11.325" calcext:value-type="float">
            <text:p>11.325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559873</text:p>
          </table:table-cell>
          <table:table-cell table:style-name="ce8" office:value-type="float" office:value="29" calcext:value-type="float">
            <text:p>29</text:p>
          </table:table-cell>
          <table:table-cell table:style-name="ce18" office:value-type="float" office:value="32.7777777777778" calcext:value-type="float">
            <text:p>32.7777777777778</text:p>
          </table:table-cell>
          <table:table-cell table:style-name="ce18" office:value-type="float" office:value="34.75" calcext:value-type="float">
            <text:p>34.75</text:p>
          </table:table-cell>
          <table:table-cell table:style-name="ce18" office:value-type="float" office:value="-1.97222222222222" calcext:value-type="float">
            <text:p>-1.9722222222222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663415</text:p>
          </table:table-cell>
          <table:table-cell table:style-name="ce8" office:value-type="float" office:value="30" calcext:value-type="float">
            <text:p>3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8.8" calcext:value-type="float">
            <text:p>8.8</text:p>
          </table:table-cell>
          <table:table-cell table:style-name="ce18" office:value-type="float" office:value="3.2" calcext:value-type="float">
            <text:p>3.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66559</text:p>
          </table:table-cell>
          <table:table-cell table:style-name="ce8" office:value-type="float" office:value="31" calcext:value-type="float">
            <text:p>31</text:p>
          </table:table-cell>
          <table:table-cell table:style-name="ce18" office:value-type="float" office:value="34.5" calcext:value-type="float">
            <text:p>34.5</text:p>
          </table:table-cell>
          <table:table-cell table:style-name="ce18" office:value-type="float" office:value="33.25" calcext:value-type="float">
            <text:p>33.25</text:p>
          </table:table-cell>
          <table:table-cell table:style-name="ce18" office:value-type="float" office:value="1.25" calcext:value-type="float">
            <text:p>1.25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752058</text:p>
          </table:table-cell>
          <table:table-cell table:style-name="ce8" office:value-type="float" office:value="32" calcext:value-type="float">
            <text:p>32</text:p>
          </table:table-cell>
          <table:table-cell table:style-name="ce18" office:value-type="float" office:value="31.1428571428571" calcext:value-type="float">
            <text:p>31.1428571428571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7.1428571428571" calcext:value-type="float">
            <text:p>17.1428571428571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791504</text:p>
          </table:table-cell>
          <table:table-cell table:style-name="ce8" office:value-type="float" office:value="33" calcext:value-type="float">
            <text:p>33</text:p>
          </table:table-cell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868119</text:p>
          </table:table-cell>
          <table:table-cell table:style-name="ce8" office:value-type="float" office:value="34" calcext:value-type="float">
            <text:p>34</text:p>
          </table:table-cell>
          <table:table-cell table:style-name="ce18" office:value-type="float" office:value="21.8181818181818" calcext:value-type="float">
            <text:p>21.8181818181818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-8.18181818181818" calcext:value-type="float">
            <text:p>-8.18181818181818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909045</text:p>
          </table:table-cell>
          <table:table-cell table:style-name="ce16" office:value-type="float" office:value="35" calcext:value-type="float">
            <text:p>35</text:p>
          </table:table-cell>
          <table:table-cell table:style-name="ce18" office:value-type="float" office:value="62.8333333333333" calcext:value-type="float">
            <text:p>62.8333333333333</text:p>
          </table:table-cell>
          <table:table-cell table:style-name="ce18" office:value-type="float" office:value="47.5" calcext:value-type="float">
            <text:p>47.5</text:p>
          </table:table-cell>
          <table:table-cell table:style-name="ce18" office:value-type="float" office:value="15.3333333333333" calcext:value-type="float">
            <text:p>15.333333333333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536330</text:p>
          </table:table-cell>
          <table:table-cell table:style-name="ce16" office:value-type="float" office:value="36" calcext:value-type="float">
            <text:p>36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42.6666666666667" calcext:value-type="float">
            <text:p>42.6666666666667</text:p>
          </table:table-cell>
          <table:table-cell table:style-name="ce18" office:value-type="float" office:value="-12.6666666666667" calcext:value-type="float">
            <text:p>-12.6666666666667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938916</text:p>
          </table:table-cell>
          <table:table-cell table:style-name="ce17" office:value-type="float" office:value="37" calcext:value-type="float">
            <text:p>37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style-name="ce3"/>
          <table:table-cell table:style-name="ce19" table:formula="of:=AVERAGE([.C2:.C38])" office:value-type="float" office:value="37.2524063812427" calcext:value-type="float">
            <text:p>37.2524063812427</text:p>
          </table:table-cell>
          <table:table-cell table:style-name="ce19" table:formula="of:=AVERAGE([.D2:.D38])" office:value-type="float" office:value="24.8805598268834" calcext:value-type="float">
            <text:p>24.8805598268834</text:p>
          </table:table-cell>
          <table:table-cell table:style-name="ce19" table:formula="of:=AVERAGE([.E2:.E38])" office:value-type="float" office:value="11.2121911760605" calcext:value-type="float">
            <text:p>11.2121911760605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14" office:value-type="string" calcext:value-type="string">
            <text:p>Mean:</text:p>
          </table:table-cell>
          <table:table-cell table:number-columns-repeated="1023"/>
        </table:table-row>
        <table:table-row table:style-name="ro1">
          <table:table-cell table:style-name="ce15" office:value-type="string" calcext:value-type="string">
            <text:p>Measure</text:p>
          </table:table-cell>
          <table:table-cell table:style-name="ce15" office:value-type="string" calcext:value-type="string">
            <text:p>Pre-Procedure</text:p>
          </table:table-cell>
          <table:table-cell table:style-name="ce15" office:value-type="string" calcext:value-type="string">
            <text:p>Post-Procedure</text:p>
          </table:table-cell>
          <table:table-cell table:style-name="ce15" office:value-type="string" calcext:value-type="string">
            <text:p>Statistical Test</text:p>
          </table:table-cell>
          <table:table-cell table:style-name="ce15" office:value-type="string" calcext:value-type="string">
            <text:p>p-value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Mean Orthostatic Systolic BP (Lying–Standing), mmHg</text:p>
          </table:table-cell>
          <table:table-cell table:style-name="ce3" office:value-type="string" calcext:value-type="string">
            <text:p>37.25 ± 20.21</text:p>
          </table:table-cell>
          <table:table-cell table:style-name="ce3" office:value-type="string" calcext:value-type="string">
            <text:p>24.88 ± 16.26</text:p>
          </table:table-cell>
          <table:table-cell table:style-name="ce3" office:value-type="string" calcext:value-type="string">
            <text:p>Paired t-test</text:p>
          </table:table-cell>
          <table:table-cell table:style-name="ce3" office:value-type="float" office:value="0.000073" calcext:value-type="float">
            <text:p>7.3E-0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Wilcoxon signed-rank</text:p>
          </table:table-cell>
          <table:table-cell table:style-name="ce3" office:value-type="float" office:value="0.000071" calcext:value-type="float">
            <text:p>7.1E-05</text:p>
          </table:table-cell>
          <table:table-cell table:number-columns-repeated="101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3"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>
            <text:p>PAT_MRN_ID</text:p>
          </table:table-cell>
          <table:table-cell table:style-name="ce12" office:value-type="string" calcext:value-type="string">
            <text:p>Patient</text:p>
          </table:table-cell>
          <table:table-cell table:style-name="ce12" office:value-type="string" calcext:value-type="string">
            <text:p>MEQ_Pre</text:p>
          </table:table-cell>
          <table:table-cell table:style-name="ce12" office:value-type="string" calcext:value-type="string">
            <text:p>MEQ_Post</text:p>
          </table:table-cell>
          <table:table-cell table:style-name="ce12" office:value-type="string" calcext:value-type="string">
            <text:p>Percent_Reduction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3663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83.3" calcext:value-type="float">
            <text:p>283.3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2.3508648076244" calcext:value-type="float">
            <text:p>82.3508648076244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49354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66.7" calcext:value-type="float">
            <text:p>166.7</text:p>
          </table:table-cell>
          <table:table-cell table:style-name="ce17" office:value-type="float" office:value="133.3" calcext:value-type="float">
            <text:p>133.3</text:p>
          </table:table-cell>
          <table:table-cell table:style-name="ce17" office:value-type="float" office:value="20.0359928014397" calcext:value-type="float">
            <text:p>20.0359928014397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68592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91289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83.3" calcext:value-type="float">
            <text:p>283.3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82.3508648076244" calcext:value-type="float">
            <text:p>82.3508648076244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197626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31810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6.7" calcext:value-type="float">
            <text:p>16.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46475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3.3" calcext:value-type="float">
            <text:p>33.3</text:p>
          </table:table-cell>
          <table:table-cell table:style-name="ce17" office:value-type="float" office:value="66.7" calcext:value-type="float">
            <text:p>66.7</text:p>
          </table:table-cell>
          <table:table-cell table:style-name="ce17" office:value-type="float" office:value="-100.3003003003" calcext:value-type="float">
            <text:p>-100.3003003003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470089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33.3" calcext:value-type="float">
            <text:p>33.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489109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3.3" calcext:value-type="float">
            <text:p>33.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56963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604010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83.3" calcext:value-type="float">
            <text:p>83.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83127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87151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293243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58.3" calcext:value-type="float">
            <text:p>258.3</text:p>
          </table:table-cell>
          <table:table-cell table:style-name="ce17" office:value-type="float" office:value="233.3" calcext:value-type="float">
            <text:p>233.3</text:p>
          </table:table-cell>
          <table:table-cell table:style-name="ce17" office:value-type="float" office:value="9.67866821525358" calcext:value-type="float">
            <text:p>9.67866821525358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3235226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391046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66.7" calcext:value-type="float">
            <text:p>166.7</text:p>
          </table:table-cell>
          <table:table-cell table:style-name="ce17" office:value-type="float" office:value="16.7" calcext:value-type="float">
            <text:p>16.7</text:p>
          </table:table-cell>
          <table:table-cell table:style-name="ce17" office:value-type="float" office:value="89.9820035992802" calcext:value-type="float">
            <text:p>89.982003599280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3936196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122.2" calcext:value-type="float">
            <text:p>122.2</text:p>
          </table:table-cell>
          <table:table-cell table:style-name="ce17" office:value-type="float" office:value="33.3" calcext:value-type="float">
            <text:p>33.3</text:p>
          </table:table-cell>
          <table:table-cell table:style-name="ce17" office:value-type="float" office:value="72.7495908346972" calcext:value-type="float">
            <text:p>72.7495908346972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194920</text:p>
          </table:table-cell>
          <table:table-cell table:style-name="ce17" office:value-type="float" office:value="27" calcext:value-type="float">
            <text:p>27</text:p>
          </table:table-cell>
          <table:table-cell table:number-columns-repeated="2" table:style-name="ce17" office:value-type="float" office:value="100" calcext:value-type="float">
            <text:p>10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256828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166.7" calcext:value-type="float">
            <text:p>166.7</text:p>
          </table:table-cell>
          <table:table-cell table:style-name="ce17" office:value-type="float" office:value="108.3" calcext:value-type="float">
            <text:p>108.3</text:p>
          </table:table-cell>
          <table:table-cell table:style-name="ce17" office:value-type="float" office:value="35.0329934013197" calcext:value-type="float">
            <text:p>35.0329934013197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868119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16.7" calcext:value-type="float">
            <text:p>16.7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4909045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33.3" calcext:value-type="float">
            <text:p>233.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E53633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3.3" calcext:value-type="float">
            <text:p>33.3</text:p>
          </table:table-cell>
          <table:table-cell table:style-name="ce18" office:value-type="string" calcext:value-type="string">
            <text:p>-inf</text:p>
          </table:table-cell>
          <table:table-cell table:number-columns-repeated="1019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Sheet4.P51" table:end-x="21.12pt" table:end-y="12.7pt" draw:z-index="0" draw:name="Chart 3" draw:style-name="gr1" draw:text-style-name="P1" svg:width="602.99pt" svg:height="372.73pt" svg:x="49.49pt" svg:y="2.24pt">
              <draw:object draw:notify-on-update-of-ranges="Sheet4.B2:Sheet4.B23 Sheet4.C2:Sheet4.C23 Sheet4.D2:Sheet4.D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4"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>
            <text:p>PAT_MRN_ID</text:p>
          </table:table-cell>
          <table:table-cell table:style-name="ce12" office:value-type="string" calcext:value-type="string">
            <text:p>Patient</text:p>
          </table:table-cell>
          <table:table-cell table:style-name="ce12" office:value-type="string" calcext:value-type="string">
            <text:p>CGI-I Score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100006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108785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122793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136635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149354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1685922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191289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1976264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027859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101192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318105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46475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470089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479375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489109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548413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569638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>
            <draw:frame table:end-cell-address="Sheet5.N42" table:end-x="57.86pt" table:end-y="2.95pt" draw:z-index="0" draw:name="Chart 4" draw:style-name="gr1" draw:text-style-name="P1" svg:width="614.21pt" svg:height="380.21pt" svg:x="4.85pt" svg:y="0.74pt">
              <draw:object draw:notify-on-update-of-ranges="Sheet5.B2:Sheet5.B38 Sheet5.C1:Sheet5.C1 Sheet5.C2:Sheet5.C3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E2604010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7664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831274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871516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2932436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311394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3235226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391046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3936196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19492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256828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559873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663415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66559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752058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791504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868119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4909045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53633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93891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Calibri" svg:font-family="Calibri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3439" meta:object-count="4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e066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0b539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569cm" svg:height="9.816cm" xlink:href=".." xlink:type="simple" chart:class="chart:bar" chart:style-name="ch1">
        <chart:legend chart:legend-position="end" svg:x="17.554cm" svg:y="4.36cm" style:legend-expansion="high" chart:style-name="ch2"/>
        <chart:plot-area chart:style-name="ch3" table:cell-range-address="Sheet3.C39:Sheet3.D39" chart:data-source-has-labels="row" svg:x="1.511cm" svg:y="0.196cm" svg:width="15.592cm" svg:height="8.394cm">
          <chartooo:coordinate-region svg:x="1.982cm" svg:y="0.395cm" svg:width="15.121cm" svg:height="7.996cm"/>
          <chart:axis chart:dimension="x" chart:name="primary-x" chart:style-name="ch4">
            <chart:title svg:x="7.285cm" svg:y="8.787cm" chart:style-name="ch5">
              <text:p>Pre- vs. Post-intervention</text:p>
            </chart:title>
          </chart:axis>
          <chart:axis chart:dimension="y" chart:name="primary-y" chart:style-name="ch6">
            <chart:title svg:x="0.451cm" svg:y="6.997cm" chart:style-name="ch7">
              <text:p>Mean SBP Drop (Lying-Standing)</text:p>
            </chart:title>
            <chart:grid chart:style-name="ch8" chart:class="major"/>
          </chart:axis>
          <chart:series chart:style-name="ch9" chart:values-cell-range-address="Sheet3.C39:Sheet3.C39" loext:label-string="&quot;Total Mean Pre-Intervention&quot;" chart:class="chart:bar">
            <chart:data-point/>
          </chart:series>
          <chart:series chart:style-name="ch10" chart:values-cell-range-address="Sheet3.D39:Sheet3.D39" loext:label-string="&quot;Post-intervention&quot;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ean Pre-Intervention</text:p>
              </table:table-cell>
              <table:table-cell office:value-type="string">
                <text:p>Post-intervention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7.2524063812427">
                <text:p>37.2524063812427</text:p>
                <draw:g>
                  <svg:desc>Sheet3.C39:Sheet3.C39</svg:desc>
                </draw:g>
              </table:table-cell>
              <table:table-cell office:value-type="float" office:value="24.8805598268834">
                <text:p>24.8805598268834</text:p>
                <draw:g>
                  <svg:desc>Sheet3.D39:Sheet3.D3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e066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0b539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6.802cm" svg:height="16.589cm" xlink:href=".." xlink:type="simple" chart:class="chart:bar" chart:style-name="ch1">
        <chart:legend chart:legend-position="end" svg:x="20.649cm" svg:y="7.746cm" style:legend-expansion="high" chart:style-name="ch2"/>
        <chart:plot-area chart:style-name="ch3" table:cell-range-address="Sheet3.B1:Sheet3.D38" chart:data-source-has-labels="both" svg:x="1.596cm" svg:y="0.331cm" svg:width="18.517cm" svg:height="14.897cm">
          <chartooo:coordinate-region svg:x="2.253cm" svg:y="0.53cm" svg:width="17.86cm" svg:height="14.499cm"/>
          <chart:axis chart:dimension="x" chart:name="primary-x" chart:style-name="ch4" chartooo:axis-type="text">
            <chart:title svg:x="10.247cm" svg:y="15.56cm" chart:style-name="ch5">
              <text:p>Patient</text:p>
            </chart:title>
            <chart:categories table:cell-range-address="Sheet3.B2:Sheet3.B38"/>
          </chart:axis>
          <chart:axis chart:dimension="y" chart:name="primary-y" chart:style-name="ch6">
            <chart:title svg:x="0.451cm" svg:y="10.383cm" chart:style-name="ch7">
              <text:p>Mean SBP Drop (Lying-Standing)</text:p>
            </chart:title>
            <chart:grid chart:style-name="ch8" chart:class="major"/>
          </chart:axis>
          <chart:series chart:style-name="ch9" chart:values-cell-range-address="Sheet3.C2:Sheet3.C38" chart:label-cell-address="Sheet3.C1:Sheet3.C1" chart:class="chart:bar">
            <chart:data-point chart:repeated="37"/>
          </chart:series>
          <chart:series chart:style-name="ch10" chart:values-cell-range-address="Sheet3.D2:Sheet3.D38" chart:label-cell-address="Sheet3.D1:Sheet3.D1" chart:class="chart:bar"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Pre Orthostatic Systolic BP</text:p>
                <draw:g>
                  <svg:desc>Sheet3.C1:Sheet3.C1</svg:desc>
                </draw:g>
              </table:table-cell>
              <table:table-cell office:value-type="string">
                <text:p>Mean Post Orthostatic Systolic BP</text:p>
                <draw:g>
                  <svg:desc>Sheet3.D1:Sheet3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3.B2:Sheet3.B38</svg:desc>
                </draw:g>
              </table:table-cell>
              <table:table-cell office:value-type="float" office:value="80">
                <text:p>80</text:p>
                <draw:g>
                  <svg:desc>Sheet3.C2:Sheet3.C38</svg:desc>
                </draw:g>
              </table:table-cell>
              <table:table-cell office:value-type="float" office:value="25.5">
                <text:p>25.5</text:p>
                <draw:g>
                  <svg:desc>Sheet3.D2:Sheet3.D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0.5882352941177">
                <text:p>30.5882352941177</text:p>
              </table:table-cell>
              <table:table-cell office:value-type="float" office:value="32.7647058823529">
                <text:p>32.76470588235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.9583333333333">
                <text:p>38.958333333333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9.5882352941176">
                <text:p>39.5882352941176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7.375">
                <text:p>37.375</text:p>
              </table:table-cell>
              <table:table-cell office:value-type="float" office:value="51.6538461538462">
                <text:p>51.653846153846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5.1538461538462">
                <text:p>55.153846153846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.5">
                <text:p>17.5</text:p>
              </table:table-cell>
              <table:table-cell office:value-type="float" office:value="15.6666666666667">
                <text:p>15.666666666666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75">
                <text:p>0.87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.3571428571429">
                <text:p>13.357142857142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9.9090909090909">
                <text:p>49.9090909090909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7.8571428571429">
                <text:p>37.8571428571429</text:p>
              </table:table-cell>
              <table:table-cell office:value-type="float" office:value="30.6285714285714">
                <text:p>30.628571428571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5.8695652173913">
                <text:p>35.869565217391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1.2352941176471">
                <text:p>61.2352941176471</text:p>
              </table:table-cell>
              <table:table-cell office:value-type="float" office:value="35.6363636363636">
                <text:p>35.636363636363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.625">
                <text:p>49.625</text:p>
              </table:table-cell>
              <table:table-cell office:value-type="float" office:value="39.25">
                <text:p>39.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7.5">
                <text:p>47.5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6.875">
                <text:p>86.875</text:p>
              </table:table-cell>
              <table:table-cell office:value-type="float" office:value="75.55">
                <text:p>75.5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.7777777777778">
                <text:p>32.7777777777778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4.5">
                <text:p>34.5</text:p>
              </table:table-cell>
              <table:table-cell office:value-type="float" office:value="33.25">
                <text:p>33.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1.1428571428571">
                <text:p>31.142857142857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1.8181818181818">
                <text:p>21.81818181818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2.8333333333333">
                <text:p>62.8333333333333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e066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0b539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273cm" svg:height="13.15cm" xlink:href=".." xlink:type="simple" chart:class="chart:bar" chart:style-name="ch1">
        <chart:legend chart:legend-position="end" svg:x="17.925cm" svg:y="6.027cm" style:legend-expansion="high" chart:style-name="ch2"/>
        <chart:plot-area chart:style-name="ch3" table:cell-range-address="Sheet4.B2:Sheet4.D23" chart:data-source-has-labels="both" svg:x="1.485cm" svg:y="0.263cm" svg:width="16.015cm" svg:height="11.594cm">
          <chartooo:coordinate-region svg:x="2.142cm" svg:y="0.462cm" svg:width="15.358cm" svg:height="10.898cm"/>
          <chart:axis chart:dimension="x" chart:name="primary-x" chart:style-name="ch4" chartooo:axis-type="text">
            <chart:title svg:x="8.885cm" svg:y="12.121cm" chart:style-name="ch5">
              <text:p>Patient</text:p>
            </chart:title>
            <chart:categories table:cell-range-address="Sheet4.B2:Sheet4.B23"/>
          </chart:axis>
          <chart:axis chart:dimension="y" chart:name="primary-y" chart:style-name="ch6">
            <chart:title svg:x="0.451cm" svg:y="8.307cm" chart:style-name="ch7">
              <text:p>Midodrine Equivalence Dose</text:p>
            </chart:title>
            <chart:grid chart:style-name="ch8" chart:class="major"/>
          </chart:axis>
          <chart:series chart:style-name="ch9" chart:values-cell-range-address="Sheet4.C2:Sheet4.C23" loext:label-string="&quot;Pre-intervention&quot;" chart:class="chart:bar">
            <chart:data-point chart:repeated="22"/>
          </chart:series>
          <chart:series chart:style-name="ch10" chart:values-cell-range-address="Sheet4.D2:Sheet4.D23" loext:label-string="&quot;Post-intervention&quot;" chart:class="chart:ba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-intervention</text:p>
              </table:table-cell>
              <table:table-cell office:value-type="string">
                <text:p>Post-intervention</text:p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Sheet4.B2:Sheet4.B23</svg:desc>
                </draw:g>
              </table:table-cell>
              <table:table-cell office:value-type="float" office:value="283.3">
                <text:p>283.3</text:p>
                <draw:g>
                  <svg:desc>Sheet4.C2:Sheet4.C23</svg:desc>
                </draw:g>
              </table:table-cell>
              <table:table-cell office:value-type="float" office:value="50">
                <text:p>50</text:p>
                <draw:g>
                  <svg:desc>Sheet4.D2:Sheet4.D23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6.7">
                <text:p>166.7</text:p>
              </table:table-cell>
              <table:table-cell office:value-type="float" office:value="133.3">
                <text:p>133.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83.3">
                <text:p>283.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3.3">
                <text:p>33.3</text:p>
              </table:table-cell>
              <table:table-cell office:value-type="float" office:value="66.7">
                <text:p>66.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3.3">
                <text:p>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3.3">
                <text:p>8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58.3">
                <text:p>258.3</text:p>
              </table:table-cell>
              <table:table-cell office:value-type="float" office:value="233.3">
                <text:p>233.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6.7">
                <text:p>166.7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2.2">
                <text:p>122.2</text:p>
              </table:table-cell>
              <table:table-cell office:value-type="float" office:value="33.3">
                <text:p>33.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6.7">
                <text:p>166.7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6.7">
                <text:p>1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3.3">
                <text:p>23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33.3">
                <text:p>33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666666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666666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maximum="7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666666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chart-properties chart:auto-position="true" style:rotation-angle="90"/>
      <style:text-properties fo:color="#666666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e69138"/>
    </style:style>
    <style:style style:name="ch11" style:family="chart">
      <style:chart-properties chart:solid-type="cuboid"/>
      <style:graphic-properties draw:fill-color="#f1c232"/>
    </style:style>
    <style:style style:name="ch12" style:family="chart">
      <style:chart-properties chart:solid-type="cuboid"/>
      <style:graphic-properties draw:fill-color="#1155cc"/>
    </style:style>
    <style:style style:name="ch13" style:family="chart">
      <style:chart-properties chart:solid-type="cuboid"/>
      <style:graphic-properties draw:fill-color="#38761d"/>
    </style:style>
    <style:style style:name="ch14" style:family="chart">
      <style:chart-properties chart:solid-type="cuboid"/>
      <style:graphic-properties draw:fill-color="#e06666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1.669cm" svg:height="13.414cm" xlink:href=".." xlink:type="simple" chart:class="chart:bar" chart:style-name="ch1">
        <chart:legend chart:legend-position="end" svg:x="19.629cm" svg:y="1.926cm" style:legend-expansion="high" chart:style-name="ch2"/>
        <chart:plot-area chart:style-name="ch3" table:cell-range-address="Sheet5.B1:Sheet5.C38" chart:data-source-has-labels="both" svg:x="1.493cm" svg:y="0.268cm" svg:width="17.703cm" svg:height="11.848cm">
          <chartooo:coordinate-region svg:x="1.779cm" svg:y="0.467cm" svg:width="17.417cm" svg:height="11.152cm"/>
          <chart:axis chart:dimension="x" chart:name="primary-x" chart:style-name="ch4" chartooo:axis-type="text">
            <chart:title svg:x="9.737cm" svg:y="12.385cm" chart:style-name="ch5">
              <text:p>Patient</text:p>
            </chart:title>
            <chart:categories table:cell-range-address="Sheet5.B2:Sheet5.B38"/>
          </chart:axis>
          <chart:axis chart:dimension="y" chart:name="primary-y" chart:style-name="ch6">
            <chart:title svg:x="0.451cm" svg:y="7.169cm" chart:style-name="ch7">
              <text:p>CGI-I Score</text:p>
            </chart:title>
            <chart:grid chart:style-name="ch8" chart:class="major"/>
          </chart:axis>
          <chart:series chart:style-name="ch9" chart:values-cell-range-address="Sheet5.C2:Sheet5.C38" chart:label-cell-address="Sheet5.C1:Sheet5.C1" chart:class="chart:bar">
            <chart:data-point chart:style-name="ch10"/>
            <chart:data-point chart:style-name="ch11"/>
            <chart:data-point chart:style-name="ch12"/>
            <chart:data-point chart:style-name="ch10"/>
            <chart:data-point chart:style-name="ch13" chart:repeated="3"/>
            <chart:data-point chart:style-name="ch11"/>
            <chart:data-point chart:style-name="ch10"/>
            <chart:data-point chart:style-name="ch11" chart:repeated="2"/>
            <chart:data-point chart:style-name="ch13" chart:repeated="3"/>
            <chart:data-point chart:style-name="ch11" chart:repeated="2"/>
            <chart:data-point chart:style-name="ch13"/>
            <chart:data-point chart:style-name="ch12"/>
            <chart:data-point chart:style-name="ch10"/>
            <chart:data-point chart:style-name="ch12"/>
            <chart:data-point chart:style-name="ch11"/>
            <chart:data-point chart:style-name="ch10"/>
            <chart:data-point chart:style-name="ch13"/>
            <chart:data-point chart:style-name="ch12" chart:repeated="2"/>
            <chart:data-point chart:style-name="ch13" chart:repeated="3"/>
            <chart:data-point chart:style-name="ch12" chart:repeated="3"/>
            <chart:data-point chart:style-name="ch13"/>
            <chart:data-point chart:style-name="ch14"/>
            <chart:data-point chart:style-name="ch13" chart:repeated="2"/>
            <chart:data-point chart:style-name="ch10"/>
            <chart:data-point chart:style-name="ch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GI-I Score</text:p>
                <draw:g>
                  <svg:desc>Sheet5.C1:Sheet5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5.B2:Sheet5.B38</svg:desc>
                </draw:g>
              </table:table-cell>
              <table:table-cell office:value-type="float" office:value="4">
                <text:p>4</text:p>
                <draw:g>
                  <svg:desc>Sheet5.C2:Sheet5.C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